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2508in"/>
    </style:style>
    <style:style style:name="co6" style:family="table-column">
      <style:table-column-properties fo:break-before="auto" style:column-width="0.9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008in"/>
    </style:style>
    <style:style style:name="co9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1.027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2953in"/>
    </style:style>
    <style:style style:name="co13" style:family="table-column">
      <style:table-column-properties fo:break-before="auto" style:column-width="1.3134in"/>
    </style:style>
    <style:style style:name="co14" style:family="table-column">
      <style:table-column-properties fo:break-before="auto" style:column-width="1.6437in"/>
    </style:style>
    <style:style style:name="co15" style:family="table-column">
      <style:table-column-properties fo:break-before="auto" style:column-width="1.0984in"/>
    </style:style>
    <style:style style:name="co16" style:family="table-column">
      <style:table-column-properties fo:break-before="auto" style:column-width="3.2555in"/>
    </style:style>
    <style:style style:name="co17" style:family="table-column">
      <style:table-column-properties fo:break-before="auto" style:column-width="5.3602in"/>
    </style:style>
    <style:style style:name="co18" style:family="table-column">
      <style:table-column-properties fo:break-before="auto" style:column-width="2.8457in"/>
    </style:style>
    <style:style style:name="co19" style:family="table-column">
      <style:table-column-properties fo:break-before="auto" style:column-width="2.2807in"/>
    </style:style>
    <style:style style:name="co20" style:family="table-column">
      <style:table-column-properties fo:break-before="auto" style:column-width="2.6701in"/>
    </style:style>
    <style:style style:name="co21" style:family="table-column">
      <style:table-column-properties fo:break-before="auto" style:column-width="1.5291in"/>
    </style:style>
    <style:style style:name="co22" style:family="table-column">
      <style:table-column-properties fo:break-before="auto" style:column-width="1.172in"/>
    </style:style>
    <style:style style:name="co2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00ccff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3f7f5f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Monospace" fo:font-size="13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Monospac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3pt" style:language-asian="en" style:country-asian="US" style:font-style-asian="normal" style:font-weight-asian="normal" style:font-name-complex="Monospace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outline="false" style:text-line-through-style="none" style:text-line-through-type="none" style:font-name="Monospace" fo:font-size="13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3pt" style:language-asian="en" style:country-asian="US" style:font-style-asian="normal" style:font-name-complex="Monospace" style:font-size-complex="13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3pt" style:font-name-asian="Monospace" style:font-name-complex="" style:font-size-asian="13pt" style:font-size-complex="13pt"/>
    </style:style>
    <style:style style:name="T2" style:family="text">
      <style:text-properties style:font-name="Monospace" fo:font-size="13pt" style:font-name-asian="Monospace" style:font-name-complex="" style:font-size-asian="13pt" style:font-size-complex="13pt" fo:color="#005032"/>
    </style:style>
    <style:style style:name="T3" style:family="text">
      <style:text-properties style:font-name="Monospace" fo:font-size="13pt" style:font-name-asian="Monospace" style:font-name-complex="" style:font-size-asian="13pt" style:font-size-complex="13pt" fo:color="#000000"/>
    </style:style>
    <style:style style:name="T4" style:family="text">
      <style:text-properties fo:color="#005032" style:font-name="Monospace" fo:font-size="13pt" style:font-name-asian="Monospace" style:font-name-complex="" style:font-size-asian="13pt" style:font-size-complex="13pt"/>
    </style:style>
  </office:automatic-styles>
  <office:body>
    <office:spreadsheet>
      <table:table table:name="sin_table_pw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119" table:default-cell-style-name="Default"/>
        <table:table-row table:style-name="ro1">
          <table:table-cell office:value-type="string" calcext:value-type="string">
            <text:p>10 bit base</text:p>
          </table:table-cell>
          <table:table-cell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17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16"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10" calcext:value-type="float">
            <text:p>210</text:p>
          </table:table-cell>
          <table:table-cell office:value-type="float" office:value="265" calcext:value-type="float">
            <text:p>265</text:p>
          </table:table-cell>
          <table:table-cell office:value-type="float" office:value="320" calcext:value-type="float">
            <text:p>320</text:p>
          </table:table-cell>
          <table:table-cell office:value-type="float" office:value="369" calcext:value-type="float">
            <text:p>369</text:p>
          </table:table-cell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515" calcext:value-type="float">
            <text:p>515</text:p>
          </table:table-cell>
          <table:table-cell office:value-type="float" office:value="563" calcext:value-type="float">
            <text:p>563</text:p>
          </table:table-cell>
          <table:table-cell office:value-type="float" office:value="611" calcext:value-type="float">
            <text:p>611</text:p>
          </table:table-cell>
          <table:table-cell office:value-type="float" office:value="658" calcext:value-type="float">
            <text:p>658</text:p>
          </table:table-cell>
          <table:table-cell office:value-type="float" office:value="705" calcext:value-type="float">
            <text:p>705</text:p>
          </table:table-cell>
          <table:table-cell office:value-type="float" office:value="781" calcext:value-type="float">
            <text:p>781</text:p>
          </table:table-cell>
          <table:table-cell office:value-type="float" office:value="858" calcext:value-type="float">
            <text:p>858</text:p>
          </table:table-cell>
          <table:table-cell office:value-type="float" office:value="938" calcext:value-type="float">
            <text:p>938</text:p>
          </table:table-cell>
          <table:table-cell table:number-columns-repeated="33" office:value-type="float" office:value="1023" calcext:value-type="float">
            <text:p>1023</text:p>
          </table:table-cell>
          <table:table-cell office:value-type="float" office:value="938" calcext:value-type="float">
            <text:p>938</text:p>
          </table:table-cell>
          <table:table-cell office:value-type="float" office:value="858" calcext:value-type="float">
            <text:p>858</text:p>
          </table:table-cell>
          <table:table-cell office:value-type="float" office:value="781" calcext:value-type="float">
            <text:p>781</text:p>
          </table:table-cell>
          <table:table-cell office:value-type="float" office:value="705" calcext:value-type="float">
            <text:p>705</text:p>
          </table:table-cell>
          <table:table-cell office:value-type="float" office:value="658" calcext:value-type="float">
            <text:p>658</text:p>
          </table:table-cell>
          <table:table-cell office:value-type="float" office:value="611" calcext:value-type="float">
            <text:p>611</text:p>
          </table:table-cell>
          <table:table-cell office:value-type="float" office:value="563" calcext:value-type="float">
            <text:p>563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18" calcext:value-type="float">
            <text:p>418</text:p>
          </table:table-cell>
          <table:table-cell office:value-type="float" office:value="369" calcext:value-type="float">
            <text:p>369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28"/>
        </table:table-row>
        <table:table-row table:style-name="ro1">
          <table:table-cell table:number-columns-repeated="2"/>
          <table:table-cell table:style-name="ce1" office:value-type="string" calcext:value-type="string">
            <text:p>From Max</text:p>
          </table:table-cell>
          <table:table-cell table:style-name="ce1"/>
          <table:table-cell office:value-type="float" office:value="1023" calcext:value-type="float">
            <text:p>1023</text:p>
          </table:table-cell>
          <table:table-cell/>
          <table:table-cell table:style-name="ce1" office:value-type="string" calcext:value-type="string">
            <text:p>To max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119"/>
        </table:table-row>
        <table:table-row table:style-name="ro1">
          <table:table-cell table:number-columns-repeated="2"/>
          <table:table-cell table:style-name="ce1" office:value-type="string" calcext:value-type="string">
            <text:p>From Min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To mi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formula="of:=FLOOR((([.A3]-[.$E7])*([.$I6]-[.$I7])/([.$E6]-[.$E7]))+[.$I7];1)" office:value-type="float" office:value="399" calcext:value-type="float">
            <text:p>399</text:p>
          </table:table-cell>
          <table:table-cell table:formula="of:=FLOOR((([.B3]-[.$E7])*([.$I6]-[.$I7])/([.$E6]-[.$E7]))+[.$I7];1)" office:value-type="float" office:value="399" calcext:value-type="float">
            <text:p>399</text:p>
          </table:table-cell>
          <table:table-cell table:formula="of:=FLOOR((([.C3]-[.$E7])*([.$I6]-[.$I7])/([.$E6]-[.$E7]))+[.$I7];1)" office:value-type="float" office:value="399" calcext:value-type="float">
            <text:p>399</text:p>
          </table:table-cell>
          <table:table-cell table:formula="of:=FLOOR((([.D3]-[.$E7])*([.$I6]-[.$I7])/([.$E6]-[.$E7]))+[.$I7];1)" office:value-type="float" office:value="399" calcext:value-type="float">
            <text:p>399</text:p>
          </table:table-cell>
          <table:table-cell table:formula="of:=FLOOR((([.E3]-[.$E7])*([.$I6]-[.$I7])/([.$E6]-[.$E7]))+[.$I7];1)" office:value-type="float" office:value="399" calcext:value-type="float">
            <text:p>399</text:p>
          </table:table-cell>
          <table:table-cell table:formula="of:=FLOOR((([.F3]-[.$E7])*([.$I6]-[.$I7])/([.$E6]-[.$E7]))+[.$I7];1)" office:value-type="float" office:value="399" calcext:value-type="float">
            <text:p>399</text:p>
          </table:table-cell>
          <table:table-cell table:formula="of:=FLOOR((([.G3]-[.$E7])*([.$I6]-[.$I7])/([.$E6]-[.$E7]))+[.$I7];1)" office:value-type="float" office:value="399" calcext:value-type="float">
            <text:p>399</text:p>
          </table:table-cell>
          <table:table-cell table:formula="of:=FLOOR((([.H3]-[.$E7])*([.$I6]-[.$I7])/([.$E6]-[.$E7]))+[.$I7];1)" office:value-type="float" office:value="399" calcext:value-type="float">
            <text:p>399</text:p>
          </table:table-cell>
          <table:table-cell table:formula="of:=FLOOR((([.I3]-[.$E7])*([.$I6]-[.$I7])/([.$E6]-[.$E7]))+[.$I7];1)" office:value-type="float" office:value="399" calcext:value-type="float">
            <text:p>399</text:p>
          </table:table-cell>
          <table:table-cell table:formula="of:=FLOOR((([.J3]-[.$E7])*([.$I6]-[.$I7])/([.$E6]-[.$E7]))+[.$I7];1)" office:value-type="float" office:value="399" calcext:value-type="float">
            <text:p>399</text:p>
          </table:table-cell>
          <table:table-cell table:formula="of:=FLOOR((([.K3]-[.$E7])*([.$I6]-[.$I7])/([.$E6]-[.$E7]))+[.$I7];1)" office:value-type="float" office:value="399" calcext:value-type="float">
            <text:p>399</text:p>
          </table:table-cell>
          <table:table-cell table:formula="of:=FLOOR((([.L3]-[.$E7])*([.$I6]-[.$I7])/([.$E6]-[.$E7]))+[.$I7];1)" office:value-type="float" office:value="399" calcext:value-type="float">
            <text:p>399</text:p>
          </table:table-cell>
          <table:table-cell table:formula="of:=FLOOR((([.M3]-[.$E7])*([.$I6]-[.$I7])/([.$E6]-[.$E7]))+[.$I7];1)" office:value-type="float" office:value="399" calcext:value-type="float">
            <text:p>399</text:p>
          </table:table-cell>
          <table:table-cell table:formula="of:=FLOOR((([.N3]-[.$E7])*([.$I6]-[.$I7])/([.$E6]-[.$E7]))+[.$I7];1)" office:value-type="float" office:value="399" calcext:value-type="float">
            <text:p>399</text:p>
          </table:table-cell>
          <table:table-cell table:formula="of:=FLOOR((([.O3]-[.$E7])*([.$I6]-[.$I7])/([.$E6]-[.$E7]))+[.$I7];1)" office:value-type="float" office:value="399" calcext:value-type="float">
            <text:p>399</text:p>
          </table:table-cell>
          <table:table-cell table:formula="of:=FLOOR((([.P3]-[.$E7])*([.$I6]-[.$I7])/([.$E6]-[.$E7]))+[.$I7];1)" office:value-type="float" office:value="399" calcext:value-type="float">
            <text:p>399</text:p>
          </table:table-cell>
          <table:table-cell table:formula="of:=FLOOR((([.Q3]-[.$E7])*([.$I6]-[.$I7])/([.$E6]-[.$E7]))+[.$I7];1)" office:value-type="float" office:value="399" calcext:value-type="float">
            <text:p>399</text:p>
          </table:table-cell>
          <table:table-cell table:formula="of:=FLOOR((([.R3]-[.$E7])*([.$I6]-[.$I7])/([.$E6]-[.$E7]))+[.$I7];1)" office:value-type="float" office:value="365" calcext:value-type="float">
            <text:p>365</text:p>
          </table:table-cell>
          <table:table-cell table:formula="of:=FLOOR((([.S3]-[.$E7])*([.$I6]-[.$I7])/([.$E6]-[.$E7]))+[.$I7];1)" office:value-type="float" office:value="334" calcext:value-type="float">
            <text:p>334</text:p>
          </table:table-cell>
          <table:table-cell table:formula="of:=FLOOR((([.T3]-[.$E7])*([.$I6]-[.$I7])/([.$E6]-[.$E7]))+[.$I7];1)" office:value-type="float" office:value="304" calcext:value-type="float">
            <text:p>304</text:p>
          </table:table-cell>
          <table:table-cell table:formula="of:=FLOOR((([.U3]-[.$E7])*([.$I6]-[.$I7])/([.$E6]-[.$E7]))+[.$I7];1)" office:value-type="float" office:value="274" calcext:value-type="float">
            <text:p>274</text:p>
          </table:table-cell>
          <table:table-cell table:formula="of:=FLOOR((([.V3]-[.$E7])*([.$I6]-[.$I7])/([.$E6]-[.$E7]))+[.$I7];1)" office:value-type="float" office:value="256" calcext:value-type="float">
            <text:p>256</text:p>
          </table:table-cell>
          <table:table-cell table:formula="of:=FLOOR((([.W3]-[.$E7])*([.$I6]-[.$I7])/([.$E6]-[.$E7]))+[.$I7];1)" office:value-type="float" office:value="238" calcext:value-type="float">
            <text:p>238</text:p>
          </table:table-cell>
          <table:table-cell table:formula="of:=FLOOR((([.X3]-[.$E7])*([.$I6]-[.$I7])/([.$E6]-[.$E7]))+[.$I7];1)" office:value-type="float" office:value="219" calcext:value-type="float">
            <text:p>219</text:p>
          </table:table-cell>
          <table:table-cell table:formula="of:=FLOOR((([.Y3]-[.$E7])*([.$I6]-[.$I7])/([.$E6]-[.$E7]))+[.$I7];1)" office:value-type="float" office:value="200" calcext:value-type="float">
            <text:p>200</text:p>
          </table:table-cell>
          <table:table-cell table:formula="of:=FLOOR((([.Z3]-[.$E7])*([.$I6]-[.$I7])/([.$E6]-[.$E7]))+[.$I7];1)" office:value-type="float" office:value="182" calcext:value-type="float">
            <text:p>182</text:p>
          </table:table-cell>
          <table:table-cell table:formula="of:=FLOOR((([.AA3]-[.$E7])*([.$I6]-[.$I7])/([.$E6]-[.$E7]))+[.$I7];1)" office:value-type="float" office:value="163" calcext:value-type="float">
            <text:p>163</text:p>
          </table:table-cell>
          <table:table-cell table:formula="of:=FLOOR((([.AB3]-[.$E7])*([.$I6]-[.$I7])/([.$E6]-[.$E7]))+[.$I7];1)" office:value-type="float" office:value="143" calcext:value-type="float">
            <text:p>143</text:p>
          </table:table-cell>
          <table:table-cell table:formula="of:=FLOOR((([.AC3]-[.$E7])*([.$I6]-[.$I7])/([.$E6]-[.$E7]))+[.$I7];1)" office:value-type="float" office:value="124" calcext:value-type="float">
            <text:p>124</text:p>
          </table:table-cell>
          <table:table-cell table:formula="of:=FLOOR((([.AD3]-[.$E7])*([.$I6]-[.$I7])/([.$E6]-[.$E7]))+[.$I7];1)" office:value-type="float" office:value="103" calcext:value-type="float">
            <text:p>103</text:p>
          </table:table-cell>
          <table:table-cell table:formula="of:=FLOOR((([.AE3]-[.$E7])*([.$I6]-[.$I7])/([.$E6]-[.$E7]))+[.$I7];1)" office:value-type="float" office:value="81" calcext:value-type="float">
            <text:p>81</text:p>
          </table:table-cell>
          <table:table-cell table:formula="of:=FLOOR((([.AF3]-[.$E7])*([.$I6]-[.$I7])/([.$E6]-[.$E7]))+[.$I7];1)" office:value-type="float" office:value="51" calcext:value-type="float">
            <text:p>51</text:p>
          </table:table-cell>
          <table:table-cell table:formula="of:=FLOOR((([.AG3]-[.$E7])*([.$I6]-[.$I7])/([.$E6]-[.$E7]))+[.$I7];1)" office:value-type="float" office:value="0" calcext:value-type="float">
            <text:p>0</text:p>
          </table:table-cell>
          <table:table-cell table:formula="of:=FLOOR((([.AH3]-[.$E7])*([.$I6]-[.$I7])/([.$E6]-[.$E7]))+[.$I7];1)" office:value-type="float" office:value="51" calcext:value-type="float">
            <text:p>51</text:p>
          </table:table-cell>
          <table:table-cell table:formula="of:=FLOOR((([.AI3]-[.$E7])*([.$I6]-[.$I7])/([.$E6]-[.$E7]))+[.$I7];1)" office:value-type="float" office:value="81" calcext:value-type="float">
            <text:p>81</text:p>
          </table:table-cell>
          <table:table-cell table:formula="of:=FLOOR((([.AJ3]-[.$E7])*([.$I6]-[.$I7])/([.$E6]-[.$E7]))+[.$I7];1)" office:value-type="float" office:value="103" calcext:value-type="float">
            <text:p>103</text:p>
          </table:table-cell>
          <table:table-cell table:formula="of:=FLOOR((([.AK3]-[.$E7])*([.$I6]-[.$I7])/([.$E6]-[.$E7]))+[.$I7];1)" office:value-type="float" office:value="124" calcext:value-type="float">
            <text:p>124</text:p>
          </table:table-cell>
          <table:table-cell table:formula="of:=FLOOR((([.AL3]-[.$E7])*([.$I6]-[.$I7])/([.$E6]-[.$E7]))+[.$I7];1)" office:value-type="float" office:value="143" calcext:value-type="float">
            <text:p>143</text:p>
          </table:table-cell>
          <table:table-cell table:formula="of:=FLOOR((([.AM3]-[.$E7])*([.$I6]-[.$I7])/([.$E6]-[.$E7]))+[.$I7];1)" office:value-type="float" office:value="163" calcext:value-type="float">
            <text:p>163</text:p>
          </table:table-cell>
          <table:table-cell table:formula="of:=FLOOR((([.AN3]-[.$E7])*([.$I6]-[.$I7])/([.$E6]-[.$E7]))+[.$I7];1)" office:value-type="float" office:value="182" calcext:value-type="float">
            <text:p>182</text:p>
          </table:table-cell>
          <table:table-cell table:formula="of:=FLOOR((([.AO3]-[.$E7])*([.$I6]-[.$I7])/([.$E6]-[.$E7]))+[.$I7];1)" office:value-type="float" office:value="200" calcext:value-type="float">
            <text:p>200</text:p>
          </table:table-cell>
          <table:table-cell table:formula="of:=FLOOR((([.AP3]-[.$E7])*([.$I6]-[.$I7])/([.$E6]-[.$E7]))+[.$I7];1)" office:value-type="float" office:value="219" calcext:value-type="float">
            <text:p>219</text:p>
          </table:table-cell>
          <table:table-cell table:formula="of:=FLOOR((([.AQ3]-[.$E7])*([.$I6]-[.$I7])/([.$E6]-[.$E7]))+[.$I7];1)" office:value-type="float" office:value="238" calcext:value-type="float">
            <text:p>238</text:p>
          </table:table-cell>
          <table:table-cell table:formula="of:=FLOOR((([.AR3]-[.$E7])*([.$I6]-[.$I7])/([.$E6]-[.$E7]))+[.$I7];1)" office:value-type="float" office:value="256" calcext:value-type="float">
            <text:p>256</text:p>
          </table:table-cell>
          <table:table-cell table:formula="of:=FLOOR((([.AS3]-[.$E7])*([.$I6]-[.$I7])/([.$E6]-[.$E7]))+[.$I7];1)" office:value-type="float" office:value="274" calcext:value-type="float">
            <text:p>274</text:p>
          </table:table-cell>
          <table:table-cell table:formula="of:=FLOOR((([.AT3]-[.$E7])*([.$I6]-[.$I7])/([.$E6]-[.$E7]))+[.$I7];1)" office:value-type="float" office:value="304" calcext:value-type="float">
            <text:p>304</text:p>
          </table:table-cell>
          <table:table-cell table:formula="of:=FLOOR((([.AU3]-[.$E7])*([.$I6]-[.$I7])/([.$E6]-[.$E7]))+[.$I7];1)" office:value-type="float" office:value="334" calcext:value-type="float">
            <text:p>334</text:p>
          </table:table-cell>
          <table:table-cell table:formula="of:=FLOOR((([.AV3]-[.$E7])*([.$I6]-[.$I7])/([.$E6]-[.$E7]))+[.$I7];1)" office:value-type="float" office:value="365" calcext:value-type="float">
            <text:p>365</text:p>
          </table:table-cell>
          <table:table-cell table:formula="of:=FLOOR((([.AW3]-[.$E7])*([.$I6]-[.$I7])/([.$E6]-[.$E7]))+[.$I7];1)" office:value-type="float" office:value="399" calcext:value-type="float">
            <text:p>399</text:p>
          </table:table-cell>
          <table:table-cell table:formula="of:=FLOOR((([.AX3]-[.$E7])*([.$I6]-[.$I7])/([.$E6]-[.$E7]))+[.$I7];1)" office:value-type="float" office:value="399" calcext:value-type="float">
            <text:p>399</text:p>
          </table:table-cell>
          <table:table-cell table:formula="of:=FLOOR((([.AY3]-[.$E7])*([.$I6]-[.$I7])/([.$E6]-[.$E7]))+[.$I7];1)" office:value-type="float" office:value="399" calcext:value-type="float">
            <text:p>399</text:p>
          </table:table-cell>
          <table:table-cell table:formula="of:=FLOOR((([.AZ3]-[.$E7])*([.$I6]-[.$I7])/([.$E6]-[.$E7]))+[.$I7];1)" office:value-type="float" office:value="399" calcext:value-type="float">
            <text:p>399</text:p>
          </table:table-cell>
          <table:table-cell table:formula="of:=FLOOR((([.BA3]-[.$E7])*([.$I6]-[.$I7])/([.$E6]-[.$E7]))+[.$I7];1)" office:value-type="float" office:value="399" calcext:value-type="float">
            <text:p>399</text:p>
          </table:table-cell>
          <table:table-cell table:formula="of:=FLOOR((([.BB3]-[.$E7])*([.$I6]-[.$I7])/([.$E6]-[.$E7]))+[.$I7];1)" office:value-type="float" office:value="399" calcext:value-type="float">
            <text:p>399</text:p>
          </table:table-cell>
          <table:table-cell table:formula="of:=FLOOR((([.BC3]-[.$E7])*([.$I6]-[.$I7])/([.$E6]-[.$E7]))+[.$I7];1)" office:value-type="float" office:value="399" calcext:value-type="float">
            <text:p>399</text:p>
          </table:table-cell>
          <table:table-cell table:formula="of:=FLOOR((([.BD3]-[.$E7])*([.$I6]-[.$I7])/([.$E6]-[.$E7]))+[.$I7];1)" office:value-type="float" office:value="399" calcext:value-type="float">
            <text:p>399</text:p>
          </table:table-cell>
          <table:table-cell table:formula="of:=FLOOR((([.BE3]-[.$E7])*([.$I6]-[.$I7])/([.$E6]-[.$E7]))+[.$I7];1)" office:value-type="float" office:value="399" calcext:value-type="float">
            <text:p>399</text:p>
          </table:table-cell>
          <table:table-cell table:formula="of:=FLOOR((([.BF3]-[.$E7])*([.$I6]-[.$I7])/([.$E6]-[.$E7]))+[.$I7];1)" office:value-type="float" office:value="399" calcext:value-type="float">
            <text:p>399</text:p>
          </table:table-cell>
          <table:table-cell table:formula="of:=FLOOR((([.BG3]-[.$E7])*([.$I6]-[.$I7])/([.$E6]-[.$E7]))+[.$I7];1)" office:value-type="float" office:value="399" calcext:value-type="float">
            <text:p>399</text:p>
          </table:table-cell>
          <table:table-cell table:formula="of:=FLOOR((([.BH3]-[.$E7])*([.$I6]-[.$I7])/([.$E6]-[.$E7]))+[.$I7];1)" office:value-type="float" office:value="399" calcext:value-type="float">
            <text:p>399</text:p>
          </table:table-cell>
          <table:table-cell table:formula="of:=FLOOR((([.BI3]-[.$E7])*([.$I6]-[.$I7])/([.$E6]-[.$E7]))+[.$I7];1)" office:value-type="float" office:value="399" calcext:value-type="float">
            <text:p>399</text:p>
          </table:table-cell>
          <table:table-cell table:formula="of:=FLOOR((([.BJ3]-[.$E7])*([.$I6]-[.$I7])/([.$E6]-[.$E7]))+[.$I7];1)" office:value-type="float" office:value="399" calcext:value-type="float">
            <text:p>399</text:p>
          </table:table-cell>
          <table:table-cell table:formula="of:=FLOOR((([.BK3]-[.$E7])*([.$I6]-[.$I7])/([.$E6]-[.$E7]))+[.$I7];1)" office:value-type="float" office:value="399" calcext:value-type="float">
            <text:p>399</text:p>
          </table:table-cell>
          <table:table-cell table:formula="of:=FLOOR((([.BL3]-[.$E7])*([.$I6]-[.$I7])/([.$E6]-[.$E7]))+[.$I7];1)" office:value-type="float" office:value="399" calcext:value-type="float">
            <text:p>399</text:p>
          </table:table-cell>
          <table:table-cell table:formula="of:=FLOOR((([.BM3]-[.$E7])*([.$I6]-[.$I7])/([.$E6]-[.$E7]))+[.$I7];1)" office:value-type="float" office:value="399" calcext:value-type="float">
            <text:p>399</text:p>
          </table:table-cell>
          <table:table-cell table:formula="of:=FLOOR((([.BN3]-[.$E7])*([.$I6]-[.$I7])/([.$E6]-[.$E7]))+[.$I7];1)" office:value-type="float" office:value="399" calcext:value-type="float">
            <text:p>399</text:p>
          </table:table-cell>
          <table:table-cell table:formula="of:=FLOOR((([.BO3]-[.$E7])*([.$I6]-[.$I7])/([.$E6]-[.$E7]))+[.$I7];1)" office:value-type="float" office:value="399" calcext:value-type="float">
            <text:p>399</text:p>
          </table:table-cell>
          <table:table-cell table:formula="of:=FLOOR((([.BP3]-[.$E7])*([.$I6]-[.$I7])/([.$E6]-[.$E7]))+[.$I7];1)" office:value-type="float" office:value="399" calcext:value-type="float">
            <text:p>399</text:p>
          </table:table-cell>
          <table:table-cell table:formula="of:=FLOOR((([.BQ3]-[.$E7])*([.$I6]-[.$I7])/([.$E6]-[.$E7]))+[.$I7];1)" office:value-type="float" office:value="399" calcext:value-type="float">
            <text:p>399</text:p>
          </table:table-cell>
          <table:table-cell table:formula="of:=FLOOR((([.BR3]-[.$E7])*([.$I6]-[.$I7])/([.$E6]-[.$E7]))+[.$I7];1)" office:value-type="float" office:value="399" calcext:value-type="float">
            <text:p>399</text:p>
          </table:table-cell>
          <table:table-cell table:formula="of:=FLOOR((([.BS3]-[.$E7])*([.$I6]-[.$I7])/([.$E6]-[.$E7]))+[.$I7];1)" office:value-type="float" office:value="399" calcext:value-type="float">
            <text:p>399</text:p>
          </table:table-cell>
          <table:table-cell table:formula="of:=FLOOR((([.BT3]-[.$E7])*([.$I6]-[.$I7])/([.$E6]-[.$E7]))+[.$I7];1)" office:value-type="float" office:value="399" calcext:value-type="float">
            <text:p>399</text:p>
          </table:table-cell>
          <table:table-cell table:formula="of:=FLOOR((([.BU3]-[.$E7])*([.$I6]-[.$I7])/([.$E6]-[.$E7]))+[.$I7];1)" office:value-type="float" office:value="399" calcext:value-type="float">
            <text:p>399</text:p>
          </table:table-cell>
          <table:table-cell table:formula="of:=FLOOR((([.BV3]-[.$E7])*([.$I6]-[.$I7])/([.$E6]-[.$E7]))+[.$I7];1)" office:value-type="float" office:value="399" calcext:value-type="float">
            <text:p>399</text:p>
          </table:table-cell>
          <table:table-cell table:formula="of:=FLOOR((([.BW3]-[.$E7])*([.$I6]-[.$I7])/([.$E6]-[.$E7]))+[.$I7];1)" office:value-type="float" office:value="399" calcext:value-type="float">
            <text:p>399</text:p>
          </table:table-cell>
          <table:table-cell table:formula="of:=FLOOR((([.BX3]-[.$E7])*([.$I6]-[.$I7])/([.$E6]-[.$E7]))+[.$I7];1)" office:value-type="float" office:value="399" calcext:value-type="float">
            <text:p>399</text:p>
          </table:table-cell>
          <table:table-cell table:formula="of:=FLOOR((([.BY3]-[.$E7])*([.$I6]-[.$I7])/([.$E6]-[.$E7]))+[.$I7];1)" office:value-type="float" office:value="399" calcext:value-type="float">
            <text:p>399</text:p>
          </table:table-cell>
          <table:table-cell table:formula="of:=FLOOR((([.BZ3]-[.$E7])*([.$I6]-[.$I7])/([.$E6]-[.$E7]))+[.$I7];1)" office:value-type="float" office:value="399" calcext:value-type="float">
            <text:p>399</text:p>
          </table:table-cell>
          <table:table-cell table:formula="of:=FLOOR((([.CA3]-[.$E7])*([.$I6]-[.$I7])/([.$E6]-[.$E7]))+[.$I7];1)" office:value-type="float" office:value="399" calcext:value-type="float">
            <text:p>399</text:p>
          </table:table-cell>
          <table:table-cell table:formula="of:=FLOOR((([.CB3]-[.$E7])*([.$I6]-[.$I7])/([.$E6]-[.$E7]))+[.$I7];1)" office:value-type="float" office:value="399" calcext:value-type="float">
            <text:p>399</text:p>
          </table:table-cell>
          <table:table-cell table:formula="of:=FLOOR((([.CC3]-[.$E7])*([.$I6]-[.$I7])/([.$E6]-[.$E7]))+[.$I7];1)" office:value-type="float" office:value="399" calcext:value-type="float">
            <text:p>399</text:p>
          </table:table-cell>
          <table:table-cell table:formula="of:=FLOOR((([.CD3]-[.$E7])*([.$I6]-[.$I7])/([.$E6]-[.$E7]))+[.$I7];1)" office:value-type="float" office:value="365" calcext:value-type="float">
            <text:p>365</text:p>
          </table:table-cell>
          <table:table-cell table:formula="of:=FLOOR((([.CE3]-[.$E7])*([.$I6]-[.$I7])/([.$E6]-[.$E7]))+[.$I7];1)" office:value-type="float" office:value="334" calcext:value-type="float">
            <text:p>334</text:p>
          </table:table-cell>
          <table:table-cell table:formula="of:=FLOOR((([.CF3]-[.$E7])*([.$I6]-[.$I7])/([.$E6]-[.$E7]))+[.$I7];1)" office:value-type="float" office:value="304" calcext:value-type="float">
            <text:p>304</text:p>
          </table:table-cell>
          <table:table-cell table:formula="of:=FLOOR((([.CG3]-[.$E7])*([.$I6]-[.$I7])/([.$E6]-[.$E7]))+[.$I7];1)" office:value-type="float" office:value="274" calcext:value-type="float">
            <text:p>274</text:p>
          </table:table-cell>
          <table:table-cell table:formula="of:=FLOOR((([.CH3]-[.$E7])*([.$I6]-[.$I7])/([.$E6]-[.$E7]))+[.$I7];1)" office:value-type="float" office:value="256" calcext:value-type="float">
            <text:p>256</text:p>
          </table:table-cell>
          <table:table-cell table:formula="of:=FLOOR((([.CI3]-[.$E7])*([.$I6]-[.$I7])/([.$E6]-[.$E7]))+[.$I7];1)" office:value-type="float" office:value="238" calcext:value-type="float">
            <text:p>238</text:p>
          </table:table-cell>
          <table:table-cell table:formula="of:=FLOOR((([.CJ3]-[.$E7])*([.$I6]-[.$I7])/([.$E6]-[.$E7]))+[.$I7];1)" office:value-type="float" office:value="219" calcext:value-type="float">
            <text:p>219</text:p>
          </table:table-cell>
          <table:table-cell table:formula="of:=FLOOR((([.CK3]-[.$E7])*([.$I6]-[.$I7])/([.$E6]-[.$E7]))+[.$I7];1)" office:value-type="float" office:value="200" calcext:value-type="float">
            <text:p>200</text:p>
          </table:table-cell>
          <table:table-cell table:formula="of:=FLOOR((([.CL3]-[.$E7])*([.$I6]-[.$I7])/([.$E6]-[.$E7]))+[.$I7];1)" office:value-type="float" office:value="182" calcext:value-type="float">
            <text:p>182</text:p>
          </table:table-cell>
          <table:table-cell table:formula="of:=FLOOR((([.CM3]-[.$E7])*([.$I6]-[.$I7])/([.$E6]-[.$E7]))+[.$I7];1)" office:value-type="float" office:value="163" calcext:value-type="float">
            <text:p>163</text:p>
          </table:table-cell>
          <table:table-cell table:formula="of:=FLOOR((([.CN3]-[.$E7])*([.$I6]-[.$I7])/([.$E6]-[.$E7]))+[.$I7];1)" office:value-type="float" office:value="143" calcext:value-type="float">
            <text:p>143</text:p>
          </table:table-cell>
          <table:table-cell table:formula="of:=FLOOR((([.CO3]-[.$E7])*([.$I6]-[.$I7])/([.$E6]-[.$E7]))+[.$I7];1)" office:value-type="float" office:value="124" calcext:value-type="float">
            <text:p>124</text:p>
          </table:table-cell>
          <table:table-cell table:formula="of:=FLOOR((([.CP3]-[.$E7])*([.$I6]-[.$I7])/([.$E6]-[.$E7]))+[.$I7];1)" office:value-type="float" office:value="103" calcext:value-type="float">
            <text:p>103</text:p>
          </table:table-cell>
          <table:table-cell table:formula="of:=FLOOR((([.CQ3]-[.$E7])*([.$I6]-[.$I7])/([.$E6]-[.$E7]))+[.$I7];1)" office:value-type="float" office:value="81" calcext:value-type="float">
            <text:p>81</text:p>
          </table:table-cell>
          <table:table-cell table:formula="of:=FLOOR((([.CR3]-[.$E7])*([.$I6]-[.$I7])/([.$E6]-[.$E7]))+[.$I7];1)" office:value-type="float" office:value="51" calcext:value-type="float">
            <text:p>51</text:p>
          </table:table-cell>
          <table:table-cell table:formula="of:=FLOOR((([.CS3]-[.$E7])*([.$I6]-[.$I7])/([.$E6]-[.$E7]))+[.$I7];1)" office:value-type="float" office:value="0" calcext:value-type="float">
            <text:p>0</text:p>
          </table:table-cell>
          <table:table-cell table:formula="of:=FLOOR((([.CT3]-[.$E7])*([.$I6]-[.$I7])/([.$E6]-[.$E7]))+[.$I7];1)" office:value-type="float" office:value="51" calcext:value-type="float">
            <text:p>51</text:p>
          </table:table-cell>
          <table:table-cell table:formula="of:=FLOOR((([.CU3]-[.$E7])*([.$I6]-[.$I7])/([.$E6]-[.$E7]))+[.$I7];1)" office:value-type="float" office:value="81" calcext:value-type="float">
            <text:p>81</text:p>
          </table:table-cell>
          <table:table-cell table:formula="of:=FLOOR((([.CV3]-[.$E7])*([.$I6]-[.$I7])/([.$E6]-[.$E7]))+[.$I7];1)" office:value-type="float" office:value="103" calcext:value-type="float">
            <text:p>103</text:p>
          </table:table-cell>
          <table:table-cell table:formula="of:=FLOOR((([.CW3]-[.$E7])*([.$I6]-[.$I7])/([.$E6]-[.$E7]))+[.$I7];1)" office:value-type="float" office:value="124" calcext:value-type="float">
            <text:p>124</text:p>
          </table:table-cell>
          <table:table-cell table:formula="of:=FLOOR((([.CX3]-[.$E7])*([.$I6]-[.$I7])/([.$E6]-[.$E7]))+[.$I7];1)" office:value-type="float" office:value="143" calcext:value-type="float">
            <text:p>143</text:p>
          </table:table-cell>
          <table:table-cell table:formula="of:=FLOOR((([.CY3]-[.$E7])*([.$I6]-[.$I7])/([.$E6]-[.$E7]))+[.$I7];1)" office:value-type="float" office:value="163" calcext:value-type="float">
            <text:p>163</text:p>
          </table:table-cell>
          <table:table-cell table:formula="of:=FLOOR((([.CZ3]-[.$E7])*([.$I6]-[.$I7])/([.$E6]-[.$E7]))+[.$I7];1)" office:value-type="float" office:value="182" calcext:value-type="float">
            <text:p>182</text:p>
          </table:table-cell>
          <table:table-cell table:formula="of:=FLOOR((([.DA3]-[.$E7])*([.$I6]-[.$I7])/([.$E6]-[.$E7]))+[.$I7];1)" office:value-type="float" office:value="200" calcext:value-type="float">
            <text:p>200</text:p>
          </table:table-cell>
          <table:table-cell table:formula="of:=FLOOR((([.DB3]-[.$E7])*([.$I6]-[.$I7])/([.$E6]-[.$E7]))+[.$I7];1)" office:value-type="float" office:value="219" calcext:value-type="float">
            <text:p>219</text:p>
          </table:table-cell>
          <table:table-cell table:formula="of:=FLOOR((([.DC3]-[.$E7])*([.$I6]-[.$I7])/([.$E6]-[.$E7]))+[.$I7];1)" office:value-type="float" office:value="238" calcext:value-type="float">
            <text:p>238</text:p>
          </table:table-cell>
          <table:table-cell table:formula="of:=FLOOR((([.DD3]-[.$E7])*([.$I6]-[.$I7])/([.$E6]-[.$E7]))+[.$I7];1)" office:value-type="float" office:value="256" calcext:value-type="float">
            <text:p>256</text:p>
          </table:table-cell>
          <table:table-cell table:formula="of:=FLOOR((([.DE3]-[.$E7])*([.$I6]-[.$I7])/([.$E6]-[.$E7]))+[.$I7];1)" office:value-type="float" office:value="274" calcext:value-type="float">
            <text:p>274</text:p>
          </table:table-cell>
          <table:table-cell table:formula="of:=FLOOR((([.DF3]-[.$E7])*([.$I6]-[.$I7])/([.$E6]-[.$E7]))+[.$I7];1)" office:value-type="float" office:value="304" calcext:value-type="float">
            <text:p>304</text:p>
          </table:table-cell>
          <table:table-cell table:formula="of:=FLOOR((([.DG3]-[.$E7])*([.$I6]-[.$I7])/([.$E6]-[.$E7]))+[.$I7];1)" office:value-type="float" office:value="334" calcext:value-type="float">
            <text:p>334</text:p>
          </table:table-cell>
          <table:table-cell table:formula="of:=FLOOR((([.DH3]-[.$E7])*([.$I6]-[.$I7])/([.$E6]-[.$E7]))+[.$I7];1)" office:value-type="float" office:value="365" calcext:value-type="float">
            <text:p>365</text:p>
          </table:table-cell>
          <table:table-cell table:formula="of:=FLOOR((([.DI3]-[.$E7])*([.$I6]-[.$I7])/([.$E6]-[.$E7]))+[.$I7];1)" office:value-type="float" office:value="399" calcext:value-type="float">
            <text:p>399</text:p>
          </table:table-cell>
          <table:table-cell table:formula="of:=FLOOR((([.DJ3]-[.$E7])*([.$I6]-[.$I7])/([.$E6]-[.$E7]))+[.$I7];1)" office:value-type="float" office:value="399" calcext:value-type="float">
            <text:p>399</text:p>
          </table:table-cell>
          <table:table-cell table:formula="of:=FLOOR((([.DK3]-[.$E7])*([.$I6]-[.$I7])/([.$E6]-[.$E7]))+[.$I7];1)" office:value-type="float" office:value="399" calcext:value-type="float">
            <text:p>399</text:p>
          </table:table-cell>
          <table:table-cell table:formula="of:=FLOOR((([.DL3]-[.$E7])*([.$I6]-[.$I7])/([.$E6]-[.$E7]))+[.$I7];1)" office:value-type="float" office:value="399" calcext:value-type="float">
            <text:p>399</text:p>
          </table:table-cell>
          <table:table-cell table:formula="of:=FLOOR((([.DM3]-[.$E7])*([.$I6]-[.$I7])/([.$E6]-[.$E7]))+[.$I7];1)" office:value-type="float" office:value="399" calcext:value-type="float">
            <text:p>399</text:p>
          </table:table-cell>
          <table:table-cell table:formula="of:=FLOOR((([.DN3]-[.$E7])*([.$I6]-[.$I7])/([.$E6]-[.$E7]))+[.$I7];1)" office:value-type="float" office:value="399" calcext:value-type="float">
            <text:p>399</text:p>
          </table:table-cell>
          <table:table-cell table:formula="of:=FLOOR((([.DO3]-[.$E7])*([.$I6]-[.$I7])/([.$E6]-[.$E7]))+[.$I7];1)" office:value-type="float" office:value="399" calcext:value-type="float">
            <text:p>399</text:p>
          </table:table-cell>
          <table:table-cell table:formula="of:=FLOOR((([.DP3]-[.$E7])*([.$I6]-[.$I7])/([.$E6]-[.$E7]))+[.$I7];1)" office:value-type="float" office:value="399" calcext:value-type="float">
            <text:p>399</text:p>
          </table:table-cell>
          <table:table-cell table:formula="of:=FLOOR((([.DQ3]-[.$E7])*([.$I6]-[.$I7])/([.$E6]-[.$E7]))+[.$I7];1)" office:value-type="float" office:value="399" calcext:value-type="float">
            <text:p>399</text:p>
          </table:table-cell>
          <table:table-cell table:formula="of:=FLOOR((([.DR3]-[.$E7])*([.$I6]-[.$I7])/([.$E6]-[.$E7]))+[.$I7];1)" office:value-type="float" office:value="399" calcext:value-type="float">
            <text:p>399</text:p>
          </table:table-cell>
          <table:table-cell table:formula="of:=FLOOR((([.DS3]-[.$E7])*([.$I6]-[.$I7])/([.$E6]-[.$E7]))+[.$I7];1)" office:value-type="float" office:value="399" calcext:value-type="float">
            <text:p>399</text:p>
          </table:table-cell>
          <table:table-cell table:formula="of:=FLOOR((([.DT3]-[.$E7])*([.$I6]-[.$I7])/([.$E6]-[.$E7]))+[.$I7];1)" office:value-type="float" office:value="399" calcext:value-type="float">
            <text:p>399</text:p>
          </table:table-cell>
          <table:table-cell table:formula="of:=FLOOR((([.DU3]-[.$E7])*([.$I6]-[.$I7])/([.$E6]-[.$E7]))+[.$I7];1)" office:value-type="float" office:value="399" calcext:value-type="float">
            <text:p>399</text:p>
          </table:table-cell>
          <table:table-cell table:formula="of:=FLOOR((([.DV3]-[.$E7])*([.$I6]-[.$I7])/([.$E6]-[.$E7]))+[.$I7];1)" office:value-type="float" office:value="399" calcext:value-type="float">
            <text:p>399</text:p>
          </table:table-cell>
          <table:table-cell table:formula="of:=FLOOR((([.DW3]-[.$E7])*([.$I6]-[.$I7])/([.$E6]-[.$E7]))+[.$I7];1)" office:value-type="float" office:value="399" calcext:value-type="float">
            <text:p>399</text:p>
          </table:table-cell>
          <table:table-cell table:formula="of:=FLOOR((([.DX3]-[.$E7])*([.$I6]-[.$I7])/([.$E6]-[.$E7]))+[.$I7];1)" office:value-type="float" office:value="399" calcext:value-type="float">
            <text:p>399</text:p>
          </table:table-cell>
        </table:table-row>
        <table:table-row table:style-name="ro1">
          <table:table-cell table:formula="of:=FLOOR((([.A4]-[.$E7])*([.$I6]-[.$I7])/([.$E6]-[.$E7]))+[.$I7];1)" office:value-type="float" office:value="0" calcext:value-type="float">
            <text:p>0</text:p>
          </table:table-cell>
          <table:table-cell table:formula="of:=FLOOR((([.B4]-[.$E7])*([.$I6]-[.$I7])/([.$E6]-[.$E7]))+[.$I7];1)" office:value-type="float" office:value="51" calcext:value-type="float">
            <text:p>51</text:p>
          </table:table-cell>
          <table:table-cell table:formula="of:=FLOOR((([.C4]-[.$E7])*([.$I6]-[.$I7])/([.$E6]-[.$E7]))+[.$I7];1)" office:value-type="float" office:value="81" calcext:value-type="float">
            <text:p>81</text:p>
          </table:table-cell>
          <table:table-cell table:formula="of:=FLOOR((([.D4]-[.$E7])*([.$I6]-[.$I7])/([.$E6]-[.$E7]))+[.$I7];1)" office:value-type="float" office:value="103" calcext:value-type="float">
            <text:p>103</text:p>
          </table:table-cell>
          <table:table-cell table:formula="of:=FLOOR((([.E4]-[.$E7])*([.$I6]-[.$I7])/([.$E6]-[.$E7]))+[.$I7];1)" office:value-type="float" office:value="124" calcext:value-type="float">
            <text:p>124</text:p>
          </table:table-cell>
          <table:table-cell table:formula="of:=FLOOR((([.F4]-[.$E7])*([.$I6]-[.$I7])/([.$E6]-[.$E7]))+[.$I7];1)" office:value-type="float" office:value="143" calcext:value-type="float">
            <text:p>143</text:p>
          </table:table-cell>
          <table:table-cell table:formula="of:=FLOOR((([.G4]-[.$E7])*([.$I6]-[.$I7])/([.$E6]-[.$E7]))+[.$I7];1)" office:value-type="float" office:value="163" calcext:value-type="float">
            <text:p>163</text:p>
          </table:table-cell>
          <table:table-cell table:formula="of:=FLOOR((([.H4]-[.$E7])*([.$I6]-[.$I7])/([.$E6]-[.$E7]))+[.$I7];1)" office:value-type="float" office:value="182" calcext:value-type="float">
            <text:p>182</text:p>
          </table:table-cell>
          <table:table-cell table:formula="of:=FLOOR((([.I4]-[.$E7])*([.$I6]-[.$I7])/([.$E6]-[.$E7]))+[.$I7];1)" office:value-type="float" office:value="200" calcext:value-type="float">
            <text:p>200</text:p>
          </table:table-cell>
          <table:table-cell table:formula="of:=FLOOR((([.J4]-[.$E7])*([.$I6]-[.$I7])/([.$E6]-[.$E7]))+[.$I7];1)" office:value-type="float" office:value="219" calcext:value-type="float">
            <text:p>219</text:p>
          </table:table-cell>
          <table:table-cell table:formula="of:=FLOOR((([.K4]-[.$E7])*([.$I6]-[.$I7])/([.$E6]-[.$E7]))+[.$I7];1)" office:value-type="float" office:value="238" calcext:value-type="float">
            <text:p>238</text:p>
          </table:table-cell>
          <table:table-cell table:formula="of:=FLOOR((([.L4]-[.$E7])*([.$I6]-[.$I7])/([.$E6]-[.$E7]))+[.$I7];1)" office:value-type="float" office:value="256" calcext:value-type="float">
            <text:p>256</text:p>
          </table:table-cell>
          <table:table-cell table:formula="of:=FLOOR((([.M4]-[.$E7])*([.$I6]-[.$I7])/([.$E6]-[.$E7]))+[.$I7];1)" office:value-type="float" office:value="274" calcext:value-type="float">
            <text:p>274</text:p>
          </table:table-cell>
          <table:table-cell table:formula="of:=FLOOR((([.N4]-[.$E7])*([.$I6]-[.$I7])/([.$E6]-[.$E7]))+[.$I7];1)" office:value-type="float" office:value="304" calcext:value-type="float">
            <text:p>304</text:p>
          </table:table-cell>
          <table:table-cell table:formula="of:=FLOOR((([.O4]-[.$E7])*([.$I6]-[.$I7])/([.$E6]-[.$E7]))+[.$I7];1)" office:value-type="float" office:value="334" calcext:value-type="float">
            <text:p>334</text:p>
          </table:table-cell>
          <table:table-cell table:formula="of:=FLOOR((([.P4]-[.$E7])*([.$I6]-[.$I7])/([.$E6]-[.$E7]))+[.$I7];1)" office:value-type="float" office:value="365" calcext:value-type="float">
            <text:p>365</text:p>
          </table:table-cell>
          <table:table-cell table:formula="of:=FLOOR((([.Q4]-[.$E7])*([.$I6]-[.$I7])/([.$E6]-[.$E7]))+[.$I7];1)" office:value-type="float" office:value="399" calcext:value-type="float">
            <text:p>399</text:p>
          </table:table-cell>
          <table:table-cell table:formula="of:=FLOOR((([.R4]-[.$E7])*([.$I6]-[.$I7])/([.$E6]-[.$E7]))+[.$I7];1)" office:value-type="float" office:value="399" calcext:value-type="float">
            <text:p>399</text:p>
          </table:table-cell>
          <table:table-cell table:formula="of:=FLOOR((([.S4]-[.$E7])*([.$I6]-[.$I7])/([.$E6]-[.$E7]))+[.$I7];1)" office:value-type="float" office:value="399" calcext:value-type="float">
            <text:p>399</text:p>
          </table:table-cell>
          <table:table-cell table:formula="of:=FLOOR((([.T4]-[.$E7])*([.$I6]-[.$I7])/([.$E6]-[.$E7]))+[.$I7];1)" office:value-type="float" office:value="399" calcext:value-type="float">
            <text:p>399</text:p>
          </table:table-cell>
          <table:table-cell table:formula="of:=FLOOR((([.U4]-[.$E7])*([.$I6]-[.$I7])/([.$E6]-[.$E7]))+[.$I7];1)" office:value-type="float" office:value="399" calcext:value-type="float">
            <text:p>399</text:p>
          </table:table-cell>
          <table:table-cell table:formula="of:=FLOOR((([.V4]-[.$E7])*([.$I6]-[.$I7])/([.$E6]-[.$E7]))+[.$I7];1)" office:value-type="float" office:value="399" calcext:value-type="float">
            <text:p>399</text:p>
          </table:table-cell>
          <table:table-cell table:formula="of:=FLOOR((([.W4]-[.$E7])*([.$I6]-[.$I7])/([.$E6]-[.$E7]))+[.$I7];1)" office:value-type="float" office:value="399" calcext:value-type="float">
            <text:p>399</text:p>
          </table:table-cell>
          <table:table-cell table:formula="of:=FLOOR((([.X4]-[.$E7])*([.$I6]-[.$I7])/([.$E6]-[.$E7]))+[.$I7];1)" office:value-type="float" office:value="399" calcext:value-type="float">
            <text:p>399</text:p>
          </table:table-cell>
          <table:table-cell table:formula="of:=FLOOR((([.Y4]-[.$E7])*([.$I6]-[.$I7])/([.$E6]-[.$E7]))+[.$I7];1)" office:value-type="float" office:value="399" calcext:value-type="float">
            <text:p>399</text:p>
          </table:table-cell>
          <table:table-cell table:formula="of:=FLOOR((([.Z4]-[.$E7])*([.$I6]-[.$I7])/([.$E6]-[.$E7]))+[.$I7];1)" office:value-type="float" office:value="399" calcext:value-type="float">
            <text:p>399</text:p>
          </table:table-cell>
          <table:table-cell table:formula="of:=FLOOR((([.AA4]-[.$E7])*([.$I6]-[.$I7])/([.$E6]-[.$E7]))+[.$I7];1)" office:value-type="float" office:value="399" calcext:value-type="float">
            <text:p>399</text:p>
          </table:table-cell>
          <table:table-cell table:formula="of:=FLOOR((([.AB4]-[.$E7])*([.$I6]-[.$I7])/([.$E6]-[.$E7]))+[.$I7];1)" office:value-type="float" office:value="399" calcext:value-type="float">
            <text:p>399</text:p>
          </table:table-cell>
          <table:table-cell table:formula="of:=FLOOR((([.AC4]-[.$E7])*([.$I6]-[.$I7])/([.$E6]-[.$E7]))+[.$I7];1)" office:value-type="float" office:value="399" calcext:value-type="float">
            <text:p>399</text:p>
          </table:table-cell>
          <table:table-cell table:formula="of:=FLOOR((([.AD4]-[.$E7])*([.$I6]-[.$I7])/([.$E6]-[.$E7]))+[.$I7];1)" office:value-type="float" office:value="399" calcext:value-type="float">
            <text:p>399</text:p>
          </table:table-cell>
          <table:table-cell table:formula="of:=FLOOR((([.AE4]-[.$E7])*([.$I6]-[.$I7])/([.$E6]-[.$E7]))+[.$I7];1)" office:value-type="float" office:value="399" calcext:value-type="float">
            <text:p>399</text:p>
          </table:table-cell>
          <table:table-cell table:formula="of:=FLOOR((([.AF4]-[.$E7])*([.$I6]-[.$I7])/([.$E6]-[.$E7]))+[.$I7];1)" office:value-type="float" office:value="399" calcext:value-type="float">
            <text:p>399</text:p>
          </table:table-cell>
          <table:table-cell table:formula="of:=FLOOR((([.AG4]-[.$E7])*([.$I6]-[.$I7])/([.$E6]-[.$E7]))+[.$I7];1)" office:value-type="float" office:value="399" calcext:value-type="float">
            <text:p>399</text:p>
          </table:table-cell>
          <table:table-cell table:formula="of:=FLOOR((([.AH4]-[.$E7])*([.$I6]-[.$I7])/([.$E6]-[.$E7]))+[.$I7];1)" office:value-type="float" office:value="399" calcext:value-type="float">
            <text:p>399</text:p>
          </table:table-cell>
          <table:table-cell table:formula="of:=FLOOR((([.AI4]-[.$E7])*([.$I6]-[.$I7])/([.$E6]-[.$E7]))+[.$I7];1)" office:value-type="float" office:value="399" calcext:value-type="float">
            <text:p>399</text:p>
          </table:table-cell>
          <table:table-cell table:formula="of:=FLOOR((([.AJ4]-[.$E7])*([.$I6]-[.$I7])/([.$E6]-[.$E7]))+[.$I7];1)" office:value-type="float" office:value="399" calcext:value-type="float">
            <text:p>399</text:p>
          </table:table-cell>
          <table:table-cell table:formula="of:=FLOOR((([.AK4]-[.$E7])*([.$I6]-[.$I7])/([.$E6]-[.$E7]))+[.$I7];1)" office:value-type="float" office:value="399" calcext:value-type="float">
            <text:p>399</text:p>
          </table:table-cell>
          <table:table-cell table:formula="of:=FLOOR((([.AL4]-[.$E7])*([.$I6]-[.$I7])/([.$E6]-[.$E7]))+[.$I7];1)" office:value-type="float" office:value="399" calcext:value-type="float">
            <text:p>399</text:p>
          </table:table-cell>
          <table:table-cell table:formula="of:=FLOOR((([.AM4]-[.$E7])*([.$I6]-[.$I7])/([.$E6]-[.$E7]))+[.$I7];1)" office:value-type="float" office:value="399" calcext:value-type="float">
            <text:p>399</text:p>
          </table:table-cell>
          <table:table-cell table:formula="of:=FLOOR((([.AN4]-[.$E7])*([.$I6]-[.$I7])/([.$E6]-[.$E7]))+[.$I7];1)" office:value-type="float" office:value="399" calcext:value-type="float">
            <text:p>399</text:p>
          </table:table-cell>
          <table:table-cell table:formula="of:=FLOOR((([.AO4]-[.$E7])*([.$I6]-[.$I7])/([.$E6]-[.$E7]))+[.$I7];1)" office:value-type="float" office:value="399" calcext:value-type="float">
            <text:p>399</text:p>
          </table:table-cell>
          <table:table-cell table:formula="of:=FLOOR((([.AP4]-[.$E7])*([.$I6]-[.$I7])/([.$E6]-[.$E7]))+[.$I7];1)" office:value-type="float" office:value="399" calcext:value-type="float">
            <text:p>399</text:p>
          </table:table-cell>
          <table:table-cell table:formula="of:=FLOOR((([.AQ4]-[.$E7])*([.$I6]-[.$I7])/([.$E6]-[.$E7]))+[.$I7];1)" office:value-type="float" office:value="399" calcext:value-type="float">
            <text:p>399</text:p>
          </table:table-cell>
          <table:table-cell table:formula="of:=FLOOR((([.AR4]-[.$E7])*([.$I6]-[.$I7])/([.$E6]-[.$E7]))+[.$I7];1)" office:value-type="float" office:value="399" calcext:value-type="float">
            <text:p>399</text:p>
          </table:table-cell>
          <table:table-cell table:formula="of:=FLOOR((([.AS4]-[.$E7])*([.$I6]-[.$I7])/([.$E6]-[.$E7]))+[.$I7];1)" office:value-type="float" office:value="399" calcext:value-type="float">
            <text:p>399</text:p>
          </table:table-cell>
          <table:table-cell table:formula="of:=FLOOR((([.AT4]-[.$E7])*([.$I6]-[.$I7])/([.$E6]-[.$E7]))+[.$I7];1)" office:value-type="float" office:value="399" calcext:value-type="float">
            <text:p>399</text:p>
          </table:table-cell>
          <table:table-cell table:formula="of:=FLOOR((([.AU4]-[.$E7])*([.$I6]-[.$I7])/([.$E6]-[.$E7]))+[.$I7];1)" office:value-type="float" office:value="399" calcext:value-type="float">
            <text:p>399</text:p>
          </table:table-cell>
          <table:table-cell table:formula="of:=FLOOR((([.AV4]-[.$E7])*([.$I6]-[.$I7])/([.$E6]-[.$E7]))+[.$I7];1)" office:value-type="float" office:value="399" calcext:value-type="float">
            <text:p>399</text:p>
          </table:table-cell>
          <table:table-cell table:formula="of:=FLOOR((([.AW4]-[.$E7])*([.$I6]-[.$I7])/([.$E6]-[.$E7]))+[.$I7];1)" office:value-type="float" office:value="399" calcext:value-type="float">
            <text:p>399</text:p>
          </table:table-cell>
          <table:table-cell table:formula="of:=FLOOR((([.AX4]-[.$E7])*([.$I6]-[.$I7])/([.$E6]-[.$E7]))+[.$I7];1)" office:value-type="float" office:value="365" calcext:value-type="float">
            <text:p>365</text:p>
          </table:table-cell>
          <table:table-cell table:formula="of:=FLOOR((([.AY4]-[.$E7])*([.$I6]-[.$I7])/([.$E6]-[.$E7]))+[.$I7];1)" office:value-type="float" office:value="334" calcext:value-type="float">
            <text:p>334</text:p>
          </table:table-cell>
          <table:table-cell table:formula="of:=FLOOR((([.AZ4]-[.$E7])*([.$I6]-[.$I7])/([.$E6]-[.$E7]))+[.$I7];1)" office:value-type="float" office:value="304" calcext:value-type="float">
            <text:p>304</text:p>
          </table:table-cell>
          <table:table-cell table:formula="of:=FLOOR((([.BA4]-[.$E7])*([.$I6]-[.$I7])/([.$E6]-[.$E7]))+[.$I7];1)" office:value-type="float" office:value="274" calcext:value-type="float">
            <text:p>274</text:p>
          </table:table-cell>
          <table:table-cell table:formula="of:=FLOOR((([.BB4]-[.$E7])*([.$I6]-[.$I7])/([.$E6]-[.$E7]))+[.$I7];1)" office:value-type="float" office:value="256" calcext:value-type="float">
            <text:p>256</text:p>
          </table:table-cell>
          <table:table-cell table:formula="of:=FLOOR((([.BC4]-[.$E7])*([.$I6]-[.$I7])/([.$E6]-[.$E7]))+[.$I7];1)" office:value-type="float" office:value="238" calcext:value-type="float">
            <text:p>238</text:p>
          </table:table-cell>
          <table:table-cell table:formula="of:=FLOOR((([.BD4]-[.$E7])*([.$I6]-[.$I7])/([.$E6]-[.$E7]))+[.$I7];1)" office:value-type="float" office:value="219" calcext:value-type="float">
            <text:p>219</text:p>
          </table:table-cell>
          <table:table-cell table:formula="of:=FLOOR((([.BE4]-[.$E7])*([.$I6]-[.$I7])/([.$E6]-[.$E7]))+[.$I7];1)" office:value-type="float" office:value="200" calcext:value-type="float">
            <text:p>200</text:p>
          </table:table-cell>
          <table:table-cell table:formula="of:=FLOOR((([.BF4]-[.$E7])*([.$I6]-[.$I7])/([.$E6]-[.$E7]))+[.$I7];1)" office:value-type="float" office:value="182" calcext:value-type="float">
            <text:p>182</text:p>
          </table:table-cell>
          <table:table-cell table:formula="of:=FLOOR((([.BG4]-[.$E7])*([.$I6]-[.$I7])/([.$E6]-[.$E7]))+[.$I7];1)" office:value-type="float" office:value="163" calcext:value-type="float">
            <text:p>163</text:p>
          </table:table-cell>
          <table:table-cell table:formula="of:=FLOOR((([.BH4]-[.$E7])*([.$I6]-[.$I7])/([.$E6]-[.$E7]))+[.$I7];1)" office:value-type="float" office:value="143" calcext:value-type="float">
            <text:p>143</text:p>
          </table:table-cell>
          <table:table-cell table:formula="of:=FLOOR((([.BI4]-[.$E7])*([.$I6]-[.$I7])/([.$E6]-[.$E7]))+[.$I7];1)" office:value-type="float" office:value="124" calcext:value-type="float">
            <text:p>124</text:p>
          </table:table-cell>
          <table:table-cell table:formula="of:=FLOOR((([.BJ4]-[.$E7])*([.$I6]-[.$I7])/([.$E6]-[.$E7]))+[.$I7];1)" office:value-type="float" office:value="103" calcext:value-type="float">
            <text:p>103</text:p>
          </table:table-cell>
          <table:table-cell table:formula="of:=FLOOR((([.BK4]-[.$E7])*([.$I6]-[.$I7])/([.$E6]-[.$E7]))+[.$I7];1)" office:value-type="float" office:value="81" calcext:value-type="float">
            <text:p>81</text:p>
          </table:table-cell>
          <table:table-cell table:formula="of:=FLOOR((([.BL4]-[.$E7])*([.$I6]-[.$I7])/([.$E6]-[.$E7]))+[.$I7];1)" office:value-type="float" office:value="51" calcext:value-type="float">
            <text:p>51</text:p>
          </table:table-cell>
          <table:table-cell table:formula="of:=FLOOR((([.BM4]-[.$E7])*([.$I6]-[.$I7])/([.$E6]-[.$E7]))+[.$I7];1)" office:value-type="float" office:value="0" calcext:value-type="float">
            <text:p>0</text:p>
          </table:table-cell>
          <table:table-cell table:formula="of:=FLOOR((([.BN4]-[.$E7])*([.$I6]-[.$I7])/([.$E6]-[.$E7]))+[.$I7];1)" office:value-type="float" office:value="51" calcext:value-type="float">
            <text:p>51</text:p>
          </table:table-cell>
          <table:table-cell table:formula="of:=FLOOR((([.BO4]-[.$E7])*([.$I6]-[.$I7])/([.$E6]-[.$E7]))+[.$I7];1)" office:value-type="float" office:value="81" calcext:value-type="float">
            <text:p>81</text:p>
          </table:table-cell>
          <table:table-cell table:formula="of:=FLOOR((([.BP4]-[.$E7])*([.$I6]-[.$I7])/([.$E6]-[.$E7]))+[.$I7];1)" office:value-type="float" office:value="103" calcext:value-type="float">
            <text:p>103</text:p>
          </table:table-cell>
          <table:table-cell table:formula="of:=FLOOR((([.BQ4]-[.$E7])*([.$I6]-[.$I7])/([.$E6]-[.$E7]))+[.$I7];1)" office:value-type="float" office:value="124" calcext:value-type="float">
            <text:p>124</text:p>
          </table:table-cell>
          <table:table-cell table:formula="of:=FLOOR((([.BR4]-[.$E7])*([.$I6]-[.$I7])/([.$E6]-[.$E7]))+[.$I7];1)" office:value-type="float" office:value="143" calcext:value-type="float">
            <text:p>143</text:p>
          </table:table-cell>
          <table:table-cell table:formula="of:=FLOOR((([.BS4]-[.$E7])*([.$I6]-[.$I7])/([.$E6]-[.$E7]))+[.$I7];1)" office:value-type="float" office:value="163" calcext:value-type="float">
            <text:p>163</text:p>
          </table:table-cell>
          <table:table-cell table:formula="of:=FLOOR((([.BT4]-[.$E7])*([.$I6]-[.$I7])/([.$E6]-[.$E7]))+[.$I7];1)" office:value-type="float" office:value="182" calcext:value-type="float">
            <text:p>182</text:p>
          </table:table-cell>
          <table:table-cell table:formula="of:=FLOOR((([.BU4]-[.$E7])*([.$I6]-[.$I7])/([.$E6]-[.$E7]))+[.$I7];1)" office:value-type="float" office:value="200" calcext:value-type="float">
            <text:p>200</text:p>
          </table:table-cell>
          <table:table-cell table:formula="of:=FLOOR((([.BV4]-[.$E7])*([.$I6]-[.$I7])/([.$E6]-[.$E7]))+[.$I7];1)" office:value-type="float" office:value="219" calcext:value-type="float">
            <text:p>219</text:p>
          </table:table-cell>
          <table:table-cell table:formula="of:=FLOOR((([.BW4]-[.$E7])*([.$I6]-[.$I7])/([.$E6]-[.$E7]))+[.$I7];1)" office:value-type="float" office:value="238" calcext:value-type="float">
            <text:p>238</text:p>
          </table:table-cell>
          <table:table-cell table:formula="of:=FLOOR((([.BX4]-[.$E7])*([.$I6]-[.$I7])/([.$E6]-[.$E7]))+[.$I7];1)" office:value-type="float" office:value="256" calcext:value-type="float">
            <text:p>256</text:p>
          </table:table-cell>
          <table:table-cell table:formula="of:=FLOOR((([.BY4]-[.$E7])*([.$I6]-[.$I7])/([.$E6]-[.$E7]))+[.$I7];1)" office:value-type="float" office:value="274" calcext:value-type="float">
            <text:p>274</text:p>
          </table:table-cell>
          <table:table-cell table:formula="of:=FLOOR((([.BZ4]-[.$E7])*([.$I6]-[.$I7])/([.$E6]-[.$E7]))+[.$I7];1)" office:value-type="float" office:value="304" calcext:value-type="float">
            <text:p>304</text:p>
          </table:table-cell>
          <table:table-cell table:formula="of:=FLOOR((([.CA4]-[.$E7])*([.$I6]-[.$I7])/([.$E6]-[.$E7]))+[.$I7];1)" office:value-type="float" office:value="334" calcext:value-type="float">
            <text:p>334</text:p>
          </table:table-cell>
          <table:table-cell table:formula="of:=FLOOR((([.CB4]-[.$E7])*([.$I6]-[.$I7])/([.$E6]-[.$E7]))+[.$I7];1)" office:value-type="float" office:value="365" calcext:value-type="float">
            <text:p>365</text:p>
          </table:table-cell>
          <table:table-cell table:formula="of:=FLOOR((([.CC4]-[.$E7])*([.$I6]-[.$I7])/([.$E6]-[.$E7]))+[.$I7];1)" office:value-type="float" office:value="399" calcext:value-type="float">
            <text:p>399</text:p>
          </table:table-cell>
          <table:table-cell table:formula="of:=FLOOR((([.CD4]-[.$E7])*([.$I6]-[.$I7])/([.$E6]-[.$E7]))+[.$I7];1)" office:value-type="float" office:value="399" calcext:value-type="float">
            <text:p>399</text:p>
          </table:table-cell>
          <table:table-cell table:formula="of:=FLOOR((([.CE4]-[.$E7])*([.$I6]-[.$I7])/([.$E6]-[.$E7]))+[.$I7];1)" office:value-type="float" office:value="399" calcext:value-type="float">
            <text:p>399</text:p>
          </table:table-cell>
          <table:table-cell table:formula="of:=FLOOR((([.CF4]-[.$E7])*([.$I6]-[.$I7])/([.$E6]-[.$E7]))+[.$I7];1)" office:value-type="float" office:value="399" calcext:value-type="float">
            <text:p>399</text:p>
          </table:table-cell>
          <table:table-cell table:formula="of:=FLOOR((([.CG4]-[.$E7])*([.$I6]-[.$I7])/([.$E6]-[.$E7]))+[.$I7];1)" office:value-type="float" office:value="399" calcext:value-type="float">
            <text:p>399</text:p>
          </table:table-cell>
          <table:table-cell table:formula="of:=FLOOR((([.CH4]-[.$E7])*([.$I6]-[.$I7])/([.$E6]-[.$E7]))+[.$I7];1)" office:value-type="float" office:value="399" calcext:value-type="float">
            <text:p>399</text:p>
          </table:table-cell>
          <table:table-cell table:formula="of:=FLOOR((([.CI4]-[.$E7])*([.$I6]-[.$I7])/([.$E6]-[.$E7]))+[.$I7];1)" office:value-type="float" office:value="399" calcext:value-type="float">
            <text:p>399</text:p>
          </table:table-cell>
          <table:table-cell table:formula="of:=FLOOR((([.CJ4]-[.$E7])*([.$I6]-[.$I7])/([.$E6]-[.$E7]))+[.$I7];1)" office:value-type="float" office:value="399" calcext:value-type="float">
            <text:p>399</text:p>
          </table:table-cell>
          <table:table-cell table:formula="of:=FLOOR((([.CK4]-[.$E7])*([.$I6]-[.$I7])/([.$E6]-[.$E7]))+[.$I7];1)" office:value-type="float" office:value="399" calcext:value-type="float">
            <text:p>399</text:p>
          </table:table-cell>
          <table:table-cell table:formula="of:=FLOOR((([.CL4]-[.$E7])*([.$I6]-[.$I7])/([.$E6]-[.$E7]))+[.$I7];1)" office:value-type="float" office:value="399" calcext:value-type="float">
            <text:p>399</text:p>
          </table:table-cell>
          <table:table-cell table:formula="of:=FLOOR((([.CM4]-[.$E7])*([.$I6]-[.$I7])/([.$E6]-[.$E7]))+[.$I7];1)" office:value-type="float" office:value="399" calcext:value-type="float">
            <text:p>399</text:p>
          </table:table-cell>
          <table:table-cell table:formula="of:=FLOOR((([.CN4]-[.$E7])*([.$I6]-[.$I7])/([.$E6]-[.$E7]))+[.$I7];1)" office:value-type="float" office:value="399" calcext:value-type="float">
            <text:p>399</text:p>
          </table:table-cell>
          <table:table-cell table:formula="of:=FLOOR((([.CO4]-[.$E7])*([.$I6]-[.$I7])/([.$E6]-[.$E7]))+[.$I7];1)" office:value-type="float" office:value="399" calcext:value-type="float">
            <text:p>399</text:p>
          </table:table-cell>
          <table:table-cell table:formula="of:=FLOOR((([.CP4]-[.$E7])*([.$I6]-[.$I7])/([.$E6]-[.$E7]))+[.$I7];1)" office:value-type="float" office:value="399" calcext:value-type="float">
            <text:p>399</text:p>
          </table:table-cell>
          <table:table-cell table:formula="of:=FLOOR((([.CQ4]-[.$E7])*([.$I6]-[.$I7])/([.$E6]-[.$E7]))+[.$I7];1)" office:value-type="float" office:value="399" calcext:value-type="float">
            <text:p>399</text:p>
          </table:table-cell>
          <table:table-cell table:formula="of:=FLOOR((([.CR4]-[.$E7])*([.$I6]-[.$I7])/([.$E6]-[.$E7]))+[.$I7];1)" office:value-type="float" office:value="399" calcext:value-type="float">
            <text:p>399</text:p>
          </table:table-cell>
          <table:table-cell table:formula="of:=FLOOR((([.CS4]-[.$E7])*([.$I6]-[.$I7])/([.$E6]-[.$E7]))+[.$I7];1)" office:value-type="float" office:value="399" calcext:value-type="float">
            <text:p>399</text:p>
          </table:table-cell>
          <table:table-cell table:formula="of:=FLOOR((([.CT4]-[.$E7])*([.$I6]-[.$I7])/([.$E6]-[.$E7]))+[.$I7];1)" office:value-type="float" office:value="399" calcext:value-type="float">
            <text:p>399</text:p>
          </table:table-cell>
          <table:table-cell table:formula="of:=FLOOR((([.CU4]-[.$E7])*([.$I6]-[.$I7])/([.$E6]-[.$E7]))+[.$I7];1)" office:value-type="float" office:value="399" calcext:value-type="float">
            <text:p>399</text:p>
          </table:table-cell>
          <table:table-cell table:formula="of:=FLOOR((([.CV4]-[.$E7])*([.$I6]-[.$I7])/([.$E6]-[.$E7]))+[.$I7];1)" office:value-type="float" office:value="399" calcext:value-type="float">
            <text:p>399</text:p>
          </table:table-cell>
          <table:table-cell table:formula="of:=FLOOR((([.CW4]-[.$E7])*([.$I6]-[.$I7])/([.$E6]-[.$E7]))+[.$I7];1)" office:value-type="float" office:value="399" calcext:value-type="float">
            <text:p>399</text:p>
          </table:table-cell>
          <table:table-cell table:formula="of:=FLOOR((([.CX4]-[.$E7])*([.$I6]-[.$I7])/([.$E6]-[.$E7]))+[.$I7];1)" office:value-type="float" office:value="399" calcext:value-type="float">
            <text:p>399</text:p>
          </table:table-cell>
          <table:table-cell table:formula="of:=FLOOR((([.CY4]-[.$E7])*([.$I6]-[.$I7])/([.$E6]-[.$E7]))+[.$I7];1)" office:value-type="float" office:value="399" calcext:value-type="float">
            <text:p>399</text:p>
          </table:table-cell>
          <table:table-cell table:formula="of:=FLOOR((([.CZ4]-[.$E7])*([.$I6]-[.$I7])/([.$E6]-[.$E7]))+[.$I7];1)" office:value-type="float" office:value="399" calcext:value-type="float">
            <text:p>399</text:p>
          </table:table-cell>
          <table:table-cell table:formula="of:=FLOOR((([.DA4]-[.$E7])*([.$I6]-[.$I7])/([.$E6]-[.$E7]))+[.$I7];1)" office:value-type="float" office:value="399" calcext:value-type="float">
            <text:p>399</text:p>
          </table:table-cell>
          <table:table-cell table:formula="of:=FLOOR((([.DB4]-[.$E7])*([.$I6]-[.$I7])/([.$E6]-[.$E7]))+[.$I7];1)" office:value-type="float" office:value="399" calcext:value-type="float">
            <text:p>399</text:p>
          </table:table-cell>
          <table:table-cell table:formula="of:=FLOOR((([.DC4]-[.$E7])*([.$I6]-[.$I7])/([.$E6]-[.$E7]))+[.$I7];1)" office:value-type="float" office:value="399" calcext:value-type="float">
            <text:p>399</text:p>
          </table:table-cell>
          <table:table-cell table:formula="of:=FLOOR((([.DD4]-[.$E7])*([.$I6]-[.$I7])/([.$E6]-[.$E7]))+[.$I7];1)" office:value-type="float" office:value="399" calcext:value-type="float">
            <text:p>399</text:p>
          </table:table-cell>
          <table:table-cell table:formula="of:=FLOOR((([.DE4]-[.$E7])*([.$I6]-[.$I7])/([.$E6]-[.$E7]))+[.$I7];1)" office:value-type="float" office:value="399" calcext:value-type="float">
            <text:p>399</text:p>
          </table:table-cell>
          <table:table-cell table:formula="of:=FLOOR((([.DF4]-[.$E7])*([.$I6]-[.$I7])/([.$E6]-[.$E7]))+[.$I7];1)" office:value-type="float" office:value="399" calcext:value-type="float">
            <text:p>399</text:p>
          </table:table-cell>
          <table:table-cell table:formula="of:=FLOOR((([.DG4]-[.$E7])*([.$I6]-[.$I7])/([.$E6]-[.$E7]))+[.$I7];1)" office:value-type="float" office:value="399" calcext:value-type="float">
            <text:p>399</text:p>
          </table:table-cell>
          <table:table-cell table:formula="of:=FLOOR((([.DH4]-[.$E7])*([.$I6]-[.$I7])/([.$E6]-[.$E7]))+[.$I7];1)" office:value-type="float" office:value="399" calcext:value-type="float">
            <text:p>399</text:p>
          </table:table-cell>
          <table:table-cell table:formula="of:=FLOOR((([.DI4]-[.$E7])*([.$I6]-[.$I7])/([.$E6]-[.$E7]))+[.$I7];1)" office:value-type="float" office:value="399" calcext:value-type="float">
            <text:p>399</text:p>
          </table:table-cell>
          <table:table-cell table:formula="of:=FLOOR((([.DJ4]-[.$E7])*([.$I6]-[.$I7])/([.$E6]-[.$E7]))+[.$I7];1)" office:value-type="float" office:value="365" calcext:value-type="float">
            <text:p>365</text:p>
          </table:table-cell>
          <table:table-cell table:formula="of:=FLOOR((([.DK4]-[.$E7])*([.$I6]-[.$I7])/([.$E6]-[.$E7]))+[.$I7];1)" office:value-type="float" office:value="334" calcext:value-type="float">
            <text:p>334</text:p>
          </table:table-cell>
          <table:table-cell table:formula="of:=FLOOR((([.DL4]-[.$E7])*([.$I6]-[.$I7])/([.$E6]-[.$E7]))+[.$I7];1)" office:value-type="float" office:value="304" calcext:value-type="float">
            <text:p>304</text:p>
          </table:table-cell>
          <table:table-cell table:formula="of:=FLOOR((([.DM4]-[.$E7])*([.$I6]-[.$I7])/([.$E6]-[.$E7]))+[.$I7];1)" office:value-type="float" office:value="274" calcext:value-type="float">
            <text:p>274</text:p>
          </table:table-cell>
          <table:table-cell table:formula="of:=FLOOR((([.DN4]-[.$E7])*([.$I6]-[.$I7])/([.$E6]-[.$E7]))+[.$I7];1)" office:value-type="float" office:value="256" calcext:value-type="float">
            <text:p>256</text:p>
          </table:table-cell>
          <table:table-cell table:formula="of:=FLOOR((([.DO4]-[.$E7])*([.$I6]-[.$I7])/([.$E6]-[.$E7]))+[.$I7];1)" office:value-type="float" office:value="238" calcext:value-type="float">
            <text:p>238</text:p>
          </table:table-cell>
          <table:table-cell table:formula="of:=FLOOR((([.DP4]-[.$E7])*([.$I6]-[.$I7])/([.$E6]-[.$E7]))+[.$I7];1)" office:value-type="float" office:value="219" calcext:value-type="float">
            <text:p>219</text:p>
          </table:table-cell>
          <table:table-cell table:formula="of:=FLOOR((([.DQ4]-[.$E7])*([.$I6]-[.$I7])/([.$E6]-[.$E7]))+[.$I7];1)" office:value-type="float" office:value="200" calcext:value-type="float">
            <text:p>200</text:p>
          </table:table-cell>
          <table:table-cell table:formula="of:=FLOOR((([.DR4]-[.$E7])*([.$I6]-[.$I7])/([.$E6]-[.$E7]))+[.$I7];1)" office:value-type="float" office:value="182" calcext:value-type="float">
            <text:p>182</text:p>
          </table:table-cell>
          <table:table-cell table:formula="of:=FLOOR((([.DS4]-[.$E7])*([.$I6]-[.$I7])/([.$E6]-[.$E7]))+[.$I7];1)" office:value-type="float" office:value="163" calcext:value-type="float">
            <text:p>163</text:p>
          </table:table-cell>
          <table:table-cell table:formula="of:=FLOOR((([.DT4]-[.$E7])*([.$I6]-[.$I7])/([.$E6]-[.$E7]))+[.$I7];1)" office:value-type="float" office:value="143" calcext:value-type="float">
            <text:p>143</text:p>
          </table:table-cell>
          <table:table-cell table:formula="of:=FLOOR((([.DU4]-[.$E7])*([.$I6]-[.$I7])/([.$E6]-[.$E7]))+[.$I7];1)" office:value-type="float" office:value="124" calcext:value-type="float">
            <text:p>124</text:p>
          </table:table-cell>
          <table:table-cell table:formula="of:=FLOOR((([.DV4]-[.$E7])*([.$I6]-[.$I7])/([.$E6]-[.$E7]))+[.$I7];1)" office:value-type="float" office:value="103" calcext:value-type="float">
            <text:p>103</text:p>
          </table:table-cell>
          <table:table-cell table:formula="of:=FLOOR((([.DW4]-[.$E7])*([.$I6]-[.$I7])/([.$E6]-[.$E7]))+[.$I7];1)" office:value-type="float" office:value="81" calcext:value-type="float">
            <text:p>81</text:p>
          </table:table-cell>
          <table:table-cell table:formula="of:=FLOOR((([.DX4]-[.$E7])*([.$I6]-[.$I7])/([.$E6]-[.$E7]))+[.$I7];1)" office:value-type="float" office:value="51" calcext:value-type="float">
            <text:p>51</text:p>
          </table:table-cell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number-columns-repeated="3"/>
          <table:table-cell office:value-type="string" calcext:value-type="string">
            <text:p>Fpwm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>
          <table:table-cell table:number-columns-repeated="3"/>
          <table:table-cell office:value-type="string" calcext:value-type="string">
            <text:p>Fosc</text:p>
          </table:table-cell>
          <table:table-cell/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  <table:table-cell table:number-columns-repeated="121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prescaler</text:p>
          </table:table-cell>
          <table:table-cell office:value-type="string" calcext:value-type="string">
            <text:p>Top (Fast)</text:p>
          </table:table-cell>
          <table:table-cell office:value-type="string" calcext:value-type="string">
            <text:p>Resolution(Fast)</text:p>
          </table:table-cell>
          <table:table-cell office:value-type="string" calcext:value-type="string">
            <text:p>Top (Phase)</text:p>
          </table:table-cell>
          <table:table-cell office:value-type="string" calcext:value-type="string">
            <text:p>Resolution(Phaset)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F$16]/([.E21]*[.$F$15])-1" office:value-type="float" office:value="399" calcext:value-type="float">
            <text:p>399</text:p>
          </table:table-cell>
          <table:table-cell table:formula="of:=FLOOR(LOG10([.F21])/LOG10(2);1)" office:value-type="float" office:value="8" calcext:value-type="float">
            <text:p>8</text:p>
          </table:table-cell>
          <table:table-cell table:formula="of:=[.$F$16]/(2*[.E21]*[.$F$15])" office:value-type="float" office:value="200" calcext:value-type="float">
            <text:p>200</text:p>
          </table:table-cell>
          <table:table-cell table:formula="of:=FLOOR(LOG10([.H21])/LOG10(2);1)" office:value-type="float" office:value="7" calcext:value-type="float">
            <text:p>7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F$16]/([.E22]*[.$F$15])-1" office:value-type="float" office:value="49" calcext:value-type="float">
            <text:p>49</text:p>
          </table:table-cell>
          <table:table-cell table:formula="of:=FLOOR(LOG10([.F22])/LOG10(2);1)" office:value-type="float" office:value="5" calcext:value-type="float">
            <text:p>5</text:p>
          </table:table-cell>
          <table:table-cell table:formula="of:=[.$F$16]/(2*[.E22]*[.$F$15])" office:value-type="float" office:value="25" calcext:value-type="float">
            <text:p>25</text:p>
          </table:table-cell>
          <table:table-cell table:formula="of:=FLOOR(LOG10([.H22])/LOG10(2);1)" office:value-type="float" office:value="4" calcext:value-type="float">
            <text:p>4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F$16]/([.E23]*[.$F$15])-1" office:value-type="float" office:value="5.25" calcext:value-type="float">
            <text:p>5.25</text:p>
          </table:table-cell>
          <table:table-cell table:formula="of:=FLOOR(LOG10([.F23])/LOG10(2);1)" office:value-type="float" office:value="2" calcext:value-type="float">
            <text:p>2</text:p>
          </table:table-cell>
          <table:table-cell table:formula="of:=[.$F$16]/(2*[.E23]*[.$F$15])" office:value-type="float" office:value="3.125" calcext:value-type="float">
            <text:p>3.125</text:p>
          </table:table-cell>
          <table:table-cell table:formula="of:=FLOOR(LOG10([.H23])/LOG10(2);1)" office:value-type="float" office:value="1" calcext:value-type="float">
            <text:p>1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table:formula="of:=[.$F$16]/([.E24]*[.$F$15])-1" office:value-type="float" office:value="0.5625" calcext:value-type="float">
            <text:p>0.5625</text:p>
          </table:table-cell>
          <table:table-cell table:formula="of:=FLOOR(LOG10([.F24])/LOG10(2);1)" office:value-type="string" office:string-value="" calcext:value-type="error">
            <text:p>Err:502</text:p>
          </table:table-cell>
          <table:table-cell table:formula="of:=[.$F$16]/(2*[.E24]*[.$F$15])" office:value-type="float" office:value="0.78125" calcext:value-type="float">
            <text:p>0.78125</text:p>
          </table:table-cell>
          <table:table-cell table:formula="of:=FLOOR(LOG10([.H24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table:formula="of:=[.$F$16]/([.E25]*[.$F$15])-1" office:value-type="float" office:value="-0.609375" calcext:value-type="float">
            <text:p>-0.609375</text:p>
          </table:table-cell>
          <table:table-cell table:formula="of:=FLOOR(LOG10([.F25])/LOG10(2);1)" office:value-type="string" office:string-value="" calcext:value-type="error">
            <text:p>Err:502</text:p>
          </table:table-cell>
          <table:table-cell table:formula="of:=[.$F$16]/(2*[.E25]*[.$F$15])" office:value-type="float" office:value="0.1953125" calcext:value-type="float">
            <text:p>0.1953125</text:p>
          </table:table-cell>
          <table:table-cell table:formula="of:=FLOOR(LOG10([.H25])/LOG10(2);1)" office:value-type="string" office:string-value="" calcext:value-type="error">
            <text:p>Err:502</text:p>
          </table:table-cell>
          <table:table-cell table:number-columns-repeated="119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6"/>
          <table:table-cell office:value-type="string" calcext:value-type="string">
            <text:p>step frequency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119"/>
        </table:table-row>
        <table:table-row table:style-name="ro1">
          <table:table-cell table:number-columns-repeated="6"/>
          <table:table-cell office:value-type="string" calcext:value-type="string">
            <text:p>default step angl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degree/ step</text:p>
          </table:table-cell>
          <table:table-cell table:number-columns-repeated="119"/>
        </table:table-row>
        <table:table-row table:style-name="ro1">
          <table:table-cell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microstep</text:p>
          </table:table-cell>
          <table:table-cell office:value-type="string" calcext:value-type="string">
            <text:p>steps per rotation</text:p>
          </table:table-cell>
          <table:table-cell office:value-type="string" calcext:value-type="string">
            <text:p>Revolution/ uS</text:p>
          </table:table-cell>
          <table:table-cell table:style-name="ce2" office:value-type="string" calcext:value-type="string">
            <text:p>Revolution/ S</text:p>
          </table:table-cell>
          <table:table-cell office:value-type="string" calcext:value-type="string">
            <text:p>RPM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360/([.$H$29]))*[.E32]" office:value-type="float" office:value="200" calcext:value-type="float">
            <text:p>200</text:p>
          </table:table-cell>
          <table:table-cell/>
          <table:table-cell table:formula="of:=1/([.F32]/[.$H$28])" office:value-type="float" office:value="100" calcext:value-type="float">
            <text:p>100</text:p>
          </table:table-cell>
          <table:table-cell table:formula="of:=[.H32]*60" office:value-type="float" office:value="6000" calcext:value-type="float">
            <text:p>6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360/([.$H$29]))*[.E33]" office:value-type="float" office:value="400" calcext:value-type="float">
            <text:p>400</text:p>
          </table:table-cell>
          <table:table-cell/>
          <table:table-cell table:formula="of:=1/([.F33]/[.$H$28])" office:value-type="float" office:value="50" calcext:value-type="float">
            <text:p>50</text:p>
          </table:table-cell>
          <table:table-cell table:formula="of:=[.H33]*60" office:value-type="float" office:value="3000" calcext:value-type="float">
            <text:p>30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(360/([.$H$29]))*[.E34]" office:value-type="float" office:value="800" calcext:value-type="float">
            <text:p>800</text:p>
          </table:table-cell>
          <table:table-cell/>
          <table:table-cell table:formula="of:=1/([.F34]/[.$H$28])" office:value-type="float" office:value="25" calcext:value-type="float">
            <text:p>25</text:p>
          </table:table-cell>
          <table:table-cell table:formula="of:=[.H34]*60" office:value-type="float" office:value="1500" calcext:value-type="float">
            <text:p>150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(360/([.$H$29]))*[.E35]" office:value-type="float" office:value="1600" calcext:value-type="float">
            <text:p>1600</text:p>
          </table:table-cell>
          <table:table-cell/>
          <table:table-cell table:formula="of:=1/([.F35]/[.$H$28])" office:value-type="float" office:value="12.5" calcext:value-type="float">
            <text:p>12.5</text:p>
          </table:table-cell>
          <table:table-cell table:formula="of:=[.H35]*60" office:value-type="float" office:value="750" calcext:value-type="float">
            <text:p>750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(360/([.$H$29]))*[.E36]" office:value-type="float" office:value="3200" calcext:value-type="float">
            <text:p>3200</text:p>
          </table:table-cell>
          <table:table-cell/>
          <table:table-cell table:formula="of:=1/([.F36]/[.$H$28])" office:value-type="float" office:value="6.25" calcext:value-type="float">
            <text:p>6.25</text:p>
          </table:table-cell>
          <table:table-cell table:formula="of:=[.H36]*60" office:value-type="float" office:value="375" calcext:value-type="float">
            <text:p>375</text:p>
          </table:table-cell>
          <table:table-cell table:number-columns-repeated="119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(360/([.$H$29]))*[.E37]" office:value-type="float" office:value="6400" calcext:value-type="float">
            <text:p>6400</text:p>
          </table:table-cell>
          <table:table-cell/>
          <table:table-cell table:formula="of:=1/([.F37]/[.$H$28])" office:value-type="float" office:value="3.125" calcext:value-type="float">
            <text:p>3.125</text:p>
          </table:table-cell>
          <table:table-cell table:formula="of:=[.H37]*60" office:value-type="float" office:value="187.5" calcext:value-type="float">
            <text:p>187.5</text:p>
          </table:table-cell>
          <table:table-cell table:number-columns-repeated="119"/>
        </table:table-row>
      </table:table>
      <table:table table:name="Shift_Register Table" table:style-name="ta1">
        <office:forms form:automatic-focus="false" form:apply-design-mode="false"/>
        <table:table-column table:style-name="co8" table:default-cell-style-name="ce6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7" table:number-columns-repeated="2" table:default-cell-style-name="ce5"/>
        <table:table-column table:style-name="co7" table:default-cell-style-name="Default"/>
        <table:table-column table:style-name="co14" table:default-cell-style-name="ce5"/>
        <table:table-row table:style-name="ro1" table:number-rows-repeated="2"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Shift Reg Pins</text:p>
          </table:table-cell>
          <table:table-cell table:style-name="ce7" office:value-type="string" calcext:value-type="string" table:number-columns-spanned="8" table:number-rows-spanned="1">
            <text:p>Higher 8 bit Shift Register</text:p>
          </table:table-cell>
          <table:covered-table-cell table:number-columns-repeated="7" table:style-name="ce11"/>
          <table:table-cell/>
          <table:table-cell table:style-name="Default"/>
        </table:table-row>
        <table:table-row table:style-name="ro1">
          <table:covered-table-cell table:style-name="ce1"/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style-name="ce9" office:value-type="string" calcext:value-type="string" table:number-columns-spanned="4" table:number-rows-spanned="1">
            <text:p>To 7402</text:p>
          </table:table-cell>
          <table:covered-table-cell table:number-columns-repeated="3" table:style-name="ce13"/>
          <table:table-cell table:style-name="ce15" office:value-type="string" calcext:value-type="string" table:number-columns-spanned="2" table:number-rows-spanned="1">
            <text:p>To Hbrige</text:p>
          </table:table-cell>
          <table:covered-table-cell table:style-name="ce13"/>
          <table:table-cell table:style-name="ce17" office:value-type="string" calcext:value-type="string" table:number-columns-spanned="2" table:number-rows-spanned="1">
            <text:p>74157: Multiplexer</text:p>
          </table:table-cell>
          <table:covered-table-cell table:style-name="ce13"/>
          <table:table-cell/>
          <table:table-cell table:style-name="Default"/>
        </table:table-row>
        <table:table-row table:style-name="ro1">
          <table:table-cell table:style-name="ce4" office:value-type="string" calcext:value-type="string">
            <text:p>Bit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14" office:value-type="string" calcext:value-type="string">
            <text:p>Enable_A_B</text:p>
          </table:table-cell>
          <table:table-cell table:style-name="ce14" office:value-type="string" calcext:value-type="string">
            <text:p>Enable_C_D</text:p>
          </table:table-cell>
          <table:table-cell table:style-name="ce14" office:value-type="string" calcext:value-type="string">
            <text:p>Select</text:p>
          </table:table-cell>
          <table:table-cell table:style-name="ce14" office:value-type="string" calcext:value-type="string">
            <text:p>Strobe</text:p>
          </table:table-cell>
          <table:table-cell/>
          <table:table-cell table:style-name="ce1" office:value-type="string" calcext:value-type="string">
            <text:p>normal operation table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];[.C8];[.D8];[.E8];[.F8];[.G8];[.H8];[.I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];[.C9];[.D9];[.E9];[.F9];[.G9];[.H9];[.I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];[.C10];[.D10];[.E10];[.F10];[.G10];[.H10];[.I1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];[.C11];[.D11];[.E11];[.F11];[.G11];[.H11];[.I1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];[.C12];[.D12];[.E12];[.F12];[.G12];[.H12];[.I1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];[.C13];[.D13];[.E13];[.F13];[.G13];[.H13];[.I1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];[.C14];[.D14];[.E14];[.F14];[.G14];[.H14];[.I1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];[.C15];[.D15];[.E15];[.F15];[.G15];[.H15];[.I1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];[.C16];[.D16];[.E16];[.F16];[.G16];[.H16];[.I1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];[.C17];[.D17];[.E17];[.F17];[.G17];[.H17];[.I1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];[.C18];[.D18];[.E18];[.F18];[.G18];[.H18];[.I1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];[.C19];[.D19];[.E19];[.F19];[.G19];[.H19];[.I1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];[.C20];[.D20];[.E20];[.F20];[.G20];[.H20];[.I2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];[.C21];[.D21];[.E21];[.F21];[.G21];[.H21];[.I2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];[.C22];[.D22];[.E22];[.F22];[.G22];[.H22];[.I2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];[.C23];[.D23];[.E23];[.F23];[.G23];[.H23];[.I2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];[.C24];[.D24];[.E24];[.F24];[.G24];[.H24];[.I2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];[.C25];[.D25];[.E25];[.F25];[.G25];[.H25];[.I2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];[.C26];[.D26];[.E26];[.F26];[.G26];[.H26];[.I2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7];[.C27];[.D27];[.E27];[.F27];[.G27];[.H27];[.I2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8];[.C28];[.D28];[.E28];[.F28];[.G28];[.H28];[.I2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9];[.C29];[.D29];[.E29];[.F29];[.G29];[.H29];[.I2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0];[.C30];[.D30];[.E30];[.F30];[.G30];[.H30];[.I3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1];[.C31];[.D31];[.E31];[.F31];[.G31];[.H31];[.I3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2];[.C32];[.D32];[.E32];[.F32];[.G32];[.H32];[.I3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3];[.C33];[.D33];[.E33];[.F33];[.G33];[.H33];[.I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4];[.C34];[.D34];[.E34];[.F34];[.G34];[.H34];[.I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5];[.C35];[.D35];[.E35];[.F35];[.G35];[.H35];[.I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6];[.C36];[.D36];[.E36];[.F36];[.G36];[.H36];[.I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7];[.C37];[.D37];[.E37];[.F37];[.G37];[.H37];[.I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8];[.C38];[.D38];[.E38];[.F38];[.G38];[.H38];[.I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39];[.C39];[.D39];[.E39];[.F39];[.G39];[.H39];[.I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0];[.C40];[.D40];[.E40];[.F40];[.G40];[.H40];[.I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1];[.C41];[.D41];[.E41];[.F41];[.G41];[.H41];[.I4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2];[.C42];[.D42];[.E42];[.F42];[.G42];[.H42];[.I4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3];[.C43];[.D43];[.E43];[.F43];[.G43];[.H43];[.I4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4];[.C44];[.D44];[.E44];[.F44];[.G44];[.H44];[.I4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5];[.C45];[.D45];[.E45];[.F45];[.G45];[.H45];[.I4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6];[.C46];[.D46];[.E46];[.F46];[.G46];[.H46];[.I4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7];[.C47];[.D47];[.E47];[.F47];[.G47];[.H47];[.I4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8];[.C48];[.D48];[.E48];[.F48];[.G48];[.H48];[.I4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49];[.C49];[.D49];[.E49];[.F49];[.G49];[.H49];[.I4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0];[.C50];[.D50];[.E50];[.F50];[.G50];[.H50];[.I5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1];[.C51];[.D51];[.E51];[.F51];[.G51];[.H51];[.I5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2];[.C52];[.D52];[.E52];[.F52];[.G52];[.H52];[.I5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3];[.C53];[.D53];[.E53];[.F53];[.G53];[.H53];[.I5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4];[.C54];[.D54];[.E54];[.F54];[.G54];[.H54];[.I5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5];[.C55];[.D55];[.E55];[.F55];[.G55];[.H55];[.I5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6];[.C56];[.D56];[.E56];[.F56];[.G56];[.H56];[.I5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7];[.C57];[.D57];[.E57];[.F57];[.G57];[.H57];[.I5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8];[.C58];[.D58];[.E58];[.F58];[.G58];[.H58];[.I5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59];[.C59];[.D59];[.E59];[.F59];[.G59];[.H59];[.I5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0];[.C60];[.D60];[.E60];[.F60];[.G60];[.H60];[.I6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1];[.C61];[.D61];[.E61];[.F61];[.G61];[.H61];[.I6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2];[.C62];[.D62];[.E62];[.F62];[.G62];[.H62];[.I6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3];[.C63];[.D63];[.E63];[.F63];[.G63];[.H63];[.I6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4];[.C64];[.D64];[.E64];[.F64];[.G64];[.H64];[.I6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5];[.C65];[.D65];[.E65];[.F65];[.G65];[.H65];[.I6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6];[.C66];[.D66];[.E66];[.F66];[.G66];[.H66];[.I6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7];[.C67];[.D67];[.E67];[.F67];[.G67];[.H67];[.I6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8];[.C68];[.D68];[.E68];[.F68];[.G68];[.H68];[.I6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69];[.C69];[.D69];[.E69];[.F69];[.G69];[.H69];[.I6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0];[.C70];[.D70];[.E70];[.F70];[.G70];[.H70];[.I7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1];[.C71];[.D71];[.E71];[.F71];[.G71];[.H71];[.I7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2];[.C72];[.D72];[.E72];[.F72];[.G72];[.H72];[.I7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3];[.C73];[.D73];[.E73];[.F73];[.G73];[.H73];[.I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4];[.C74];[.D74];[.E74];[.F74];[.G74];[.H74];[.I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5];[.C75];[.D75];[.E75];[.F75];[.G75];[.H75];[.I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6];[.C76];[.D76];[.E76];[.F76];[.G76];[.H76];[.I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7];[.C77];[.D77];[.E77];[.F77];[.G77];[.H77];[.I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8];[.C78];[.D78];[.E78];[.F78];[.G78];[.H78];[.I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79];[.C79];[.D79];[.E79];[.F79];[.G79];[.H79];[.I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0];[.C80];[.D80];[.E80];[.F80];[.G80];[.H80];[.I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1];[.C81];[.D81];[.E81];[.F81];[.G81];[.H81];[.I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2];[.C82];[.D82];[.E82];[.F82];[.G82];[.H82];[.I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3];[.C83];[.D83];[.E83];[.F83];[.G83];[.H83];[.I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4];[.C84];[.D84];[.E84];[.F84];[.G84];[.H84];[.I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5];[.C85];[.D85];[.E85];[.F85];[.G85];[.H85];[.I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6];[.C86];[.D86];[.E86];[.F86];[.G86];[.H86];[.I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7];[.C87];[.D87];[.E87];[.F87];[.G87];[.H87];[.I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8];[.C88];[.D88];[.E88];[.F88];[.G88];[.H88];[.I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89];[.C89];[.D89];[.E89];[.F89];[.G89];[.H89];[.I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0];[.C90];[.D90];[.E90];[.F90];[.G90];[.H90];[.I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1];[.C91];[.D91];[.E91];[.F91];[.G91];[.H91];[.I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2];[.C92];[.D92];[.E92];[.F92];[.G92];[.H92];[.I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3];[.C93];[.D93];[.E93];[.F93];[.G93];[.H93];[.I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4];[.C94];[.D94];[.E94];[.F94];[.G94];[.H94];[.I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5];[.C95];[.D95];[.E95];[.F95];[.G95];[.H95];[.I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6];[.C96];[.D96];[.E96];[.F96];[.G96];[.H96];[.I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7];[.C97];[.D97];[.E97];[.F97];[.G97];[.H97];[.I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8];[.C98];[.D98];[.E98];[.F98];[.G98];[.H98];[.I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99];[.C99];[.D99];[.E99];[.F99];[.G99];[.H99];[.I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0];[.C100];[.D100];[.E100];[.F100];[.G100];[.H100];[.I1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1];[.C101];[.D101];[.E101];[.F101];[.G101];[.H101];[.I10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2];[.C102];[.D102];[.E102];[.F102];[.G102];[.H102];[.I10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3];[.C103];[.D103];[.E103];[.F103];[.G103];[.H103];[.I10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4];[.C104];[.D104];[.E104];[.F104];[.G104];[.H104];[.I10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5];[.C105];[.D105];[.E105];[.F105];[.G105];[.H105];[.I10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6];[.C106];[.D106];[.E106];[.F106];[.G106];[.H106];[.I10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7];[.C107];[.D107];[.E107];[.F107];[.G107];[.H107];[.I10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8];[.C108];[.D108];[.E108];[.F108];[.G108];[.H108];[.I10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09];[.C109];[.D109];[.E109];[.F109];[.G109];[.H109];[.I10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0];[.C110];[.D110];[.E110];[.F110];[.G110];[.H110];[.I11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1];[.C111];[.D111];[.E111];[.F111];[.G111];[.H111];[.I11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2];[.C112];[.D112];[.E112];[.F112];[.G112];[.H112];[.I11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3];[.C113];[.D113];[.E113];[.F113];[.G113];[.H113];[.I11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4];[.C114];[.D114];[.E114];[.F114];[.G114];[.H114];[.I11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5];[.C115];[.D115];[.E115];[.F115];[.G115];[.H115];[.I11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6];[.C116];[.D116];[.E116];[.F116];[.G116];[.H116];[.I11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7];[.C117];[.D117];[.E117];[.F117];[.G117];[.H117];[.I11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8];[.C118];[.D118];[.E118];[.F118];[.G118];[.H118];[.I11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19];[.C119];[.D119];[.E119];[.F119];[.G119];[.H119];[.I11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0];[.C120];[.D120];[.E120];[.F120];[.G120];[.H120];[.I12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1];[.C121];[.D121];[.E121];[.F121];[.G121];[.H121];[.I12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2];[.C122];[.D122];[.E122];[.F122];[.G122];[.H122];[.I12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3];[.C123];[.D123];[.E123];[.F123];[.G123];[.H123];[.I12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4];[.C124];[.D124];[.E124];[.F124];[.G124];[.H124];[.I12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5];[.C125];[.D125];[.E125];[.F125];[.G125];[.H125];[.I12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6];[.C126];[.D126];[.E126];[.F126];[.G126];[.H126];[.I12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7];[.C127];[.D127];[.E127];[.F127];[.G127];[.H127];[.I12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8];[.C128];[.D128];[.E128];[.F128];[.G128];[.H128];[.I12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29];[.C129];[.D129];[.E129];[.F129];[.G129];[.H129];[.I12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0];[.C130];[.D130];[.E130];[.F130];[.G130];[.H130];[.I13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1];[.C131];[.D131];[.E131];[.F131];[.G131];[.H131];[.I13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2];[.C132];[.D132];[.E132];[.F132];[.G132];[.H132];[.I13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3];[.C133];[.D133];[.E133];[.F133];[.G133];[.H133];[.I13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4];[.C134];[.D134];[.E134];[.F134];[.G134];[.H134];[.I13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5];[.C135];[.D135];[.E135];[.F135];[.G135];[.H135];[.I13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6];[.C136];[.D136];[.E136];[.F136];[.G136];[.H136];[.I13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7];[.C137];[.D137];[.E137];[.F137];[.G137];[.H137];[.I13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8];[.C138];[.D138];[.E138];[.F138];[.G138];[.H138];[.I13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39];[.C139];[.D139];[.E139];[.F139];[.G139];[.H139];[.I13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0];[.C140];[.D140];[.E140];[.F140];[.G140];[.H140];[.I14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1];[.C141];[.D141];[.E141];[.F141];[.G141];[.H141];[.I14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2];[.C142];[.D142];[.E142];[.F142];[.G142];[.H142];[.I14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3];[.C143];[.D143];[.E143];[.F143];[.G143];[.H143];[.I14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4];[.C144];[.D144];[.E144];[.F144];[.G144];[.H144];[.I14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5];[.C145];[.D145];[.E145];[.F145];[.G145];[.H145];[.I14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6];[.C146];[.D146];[.E146];[.F146];[.G146];[.H146];[.I14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7];[.C147];[.D147];[.E147];[.F147];[.G147];[.H147];[.I14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8];[.C148];[.D148];[.E148];[.F148];[.G148];[.H148];[.I14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49];[.C149];[.D149];[.E149];[.F149];[.G149];[.H149];[.I14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0];[.C150];[.D150];[.E150];[.F150];[.G150];[.H150];[.I15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1];[.C151];[.D151];[.E151];[.F151];[.G151];[.H151];[.I15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2];[.C152];[.D152];[.E152];[.F152];[.G152];[.H152];[.I15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3];[.C153];[.D153];[.E153];[.F153];[.G153];[.H153];[.I15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4];[.C154];[.D154];[.E154];[.F154];[.G154];[.H154];[.I15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5];[.C155];[.D155];[.E155];[.F155];[.G155];[.H155];[.I15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6];[.C156];[.D156];[.E156];[.F156];[.G156];[.H156];[.I15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7];[.C157];[.D157];[.E157];[.F157];[.G157];[.H157];[.I15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8];[.C158];[.D158];[.E158];[.F158];[.G158];[.H158];[.I15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59];[.C159];[.D159];[.E159];[.F159];[.G159];[.H159];[.I159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0];[.C160];[.D160];[.E160];[.F160];[.G160];[.H160];[.I160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1];[.C161];[.D161];[.E161];[.F161];[.G161];[.H161];[.I161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2];[.C162];[.D162];[.E162];[.F162];[.G162];[.H162];[.I162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3];[.C163];[.D163];[.E163];[.F163];[.G163];[.H163];[.I163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4];[.C164];[.D164];[.E164];[.F164];[.G164];[.H164];[.I164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5];[.C165];[.D165];[.E165];[.F165];[.G165];[.H165];[.I165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6];[.C166];[.D166];[.E166];[.F166];[.G166];[.H166];[.I166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7];[.C167];[.D167];[.E167];[.F167];[.G167];[.H167];[.I167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8];[.C168];[.D168];[.E168];[.F168];[.G168];[.H168];[.I168];&quot;,&quot;)" office:value-type="string" office:string-value="0b10011100,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69];[.C169];[.D169];[.E169];[.F169];[.G169];[.H169];[.I16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0];[.C170];[.D170];[.E170];[.F170];[.G170];[.H170];[.I17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1];[.C171];[.D171];[.E171];[.F171];[.G171];[.H171];[.I17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2];[.C172];[.D172];[.E172];[.F172];[.G172];[.H172];[.I17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3];[.C173];[.D173];[.E173];[.F173];[.G173];[.H173];[.I17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4];[.C174];[.D174];[.E174];[.F174];[.G174];[.H174];[.I17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5];[.C175];[.D175];[.E175];[.F175];[.G175];[.H175];[.I17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6];[.C176];[.D176];[.E176];[.F176];[.G176];[.H176];[.I17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7];[.C177];[.D177];[.E177];[.F177];[.G177];[.H177];[.I17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8];[.C178];[.D178];[.E178];[.F178];[.G178];[.H178];[.I17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79];[.C179];[.D179];[.E179];[.F179];[.G179];[.H179];[.I17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0];[.C180];[.D180];[.E180];[.F180];[.G180];[.H180];[.I18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1];[.C181];[.D181];[.E181];[.F181];[.G181];[.H181];[.I18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2];[.C182];[.D182];[.E182];[.F182];[.G182];[.H182];[.I18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3];[.C183];[.D183];[.E183];[.F183];[.G183];[.H183];[.I18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4];[.C184];[.D184];[.E184];[.F184];[.G184];[.H184];[.I18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5];[.C185];[.D185];[.E185];[.F185];[.G185];[.H185];[.I18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6];[.C186];[.D186];[.E186];[.F186];[.G186];[.H186];[.I18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7];[.C187];[.D187];[.E187];[.F187];[.G187];[.H187];[.I18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8];[.C188];[.D188];[.E188];[.F188];[.G188];[.H188];[.I18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89];[.C189];[.D189];[.E189];[.F189];[.G189];[.H189];[.I18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0];[.C190];[.D190];[.E190];[.F190];[.G190];[.H190];[.I19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1];[.C191];[.D191];[.E191];[.F191];[.G191];[.H191];[.I191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2];[.C192];[.D192];[.E192];[.F192];[.G192];[.H192];[.I192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3];[.C193];[.D193];[.E193];[.F193];[.G193];[.H193];[.I193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4];[.C194];[.D194];[.E194];[.F194];[.G194];[.H194];[.I194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5];[.C195];[.D195];[.E195];[.F195];[.G195];[.H195];[.I195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6];[.C196];[.D196];[.E196];[.F196];[.G196];[.H196];[.I196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7];[.C197];[.D197];[.E197];[.F197];[.G197];[.H197];[.I197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8];[.C198];[.D198];[.E198];[.F198];[.G198];[.H198];[.I198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199];[.C199];[.D199];[.E199];[.F199];[.G199];[.H199];[.I199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0];[.C200];[.D200];[.E200];[.F200];[.G200];[.H200];[.I200];&quot;,&quot;)" office:value-type="string" office:string-value="0b01011100," calcext:value-type="string">
            <text:p>0b0101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1];[.C201];[.D201];[.E201];[.F201];[.G201];[.H201];[.I20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2];[.C202];[.D202];[.E202];[.F202];[.G202];[.H202];[.I20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3];[.C203];[.D203];[.E203];[.F203];[.G203];[.H203];[.I20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4];[.C204];[.D204];[.E204];[.F204];[.G204];[.H204];[.I20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5];[.C205];[.D205];[.E205];[.F205];[.G205];[.H205];[.I20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6];[.C206];[.D206];[.E206];[.F206];[.G206];[.H206];[.I20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7];[.C207];[.D207];[.E207];[.F207];[.G207];[.H207];[.I20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8];[.C208];[.D208];[.E208];[.F208];[.G208];[.H208];[.I20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09];[.C209];[.D209];[.E209];[.F209];[.G209];[.H209];[.I20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0];[.C210];[.D210];[.E210];[.F210];[.G210];[.H210];[.I21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1];[.C211];[.D211];[.E211];[.F211];[.G211];[.H211];[.I21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2];[.C212];[.D212];[.E212];[.F212];[.G212];[.H212];[.I21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3];[.C213];[.D213];[.E213];[.F213];[.G213];[.H213];[.I21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4];[.C214];[.D214];[.E214];[.F214];[.G214];[.H214];[.I21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5];[.C215];[.D215];[.E215];[.F215];[.G215];[.H215];[.I21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6];[.C216];[.D216];[.E216];[.F216];[.G216];[.H216];[.I21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7];[.C217];[.D217];[.E217];[.F217];[.G217];[.H217];[.I21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8];[.C218];[.D218];[.E218];[.F218];[.G218];[.H218];[.I21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19];[.C219];[.D219];[.E219];[.F219];[.G219];[.H219];[.I21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0];[.C220];[.D220];[.E220];[.F220];[.G220];[.H220];[.I22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1];[.C221];[.D221];[.E221];[.F221];[.G221];[.H221];[.I22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2];[.C222];[.D222];[.E222];[.F222];[.G222];[.H222];[.I22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3];[.C223];[.D223];[.E223];[.F223];[.G223];[.H223];[.I223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4];[.C224];[.D224];[.E224];[.F224];[.G224];[.H224];[.I224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5];[.C225];[.D225];[.E225];[.F225];[.G225];[.H225];[.I225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6];[.C226];[.D226];[.E226];[.F226];[.G226];[.H226];[.I226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7];[.C227];[.D227];[.E227];[.F227];[.G227];[.H227];[.I227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8];[.C228];[.D228];[.E228];[.F228];[.G228];[.H228];[.I228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29];[.C229];[.D229];[.E229];[.F229];[.G229];[.H229];[.I229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0];[.C230];[.D230];[.E230];[.F230];[.G230];[.H230];[.I230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1];[.C231];[.D231];[.E231];[.F231];[.G231];[.H231];[.I231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2];[.C232];[.D232];[.E232];[.F232];[.G232];[.H232];[.I232];&quot;,&quot;)" office:value-type="string" office:string-value="0b01101100," calcext:value-type="string">
            <text:p>0b01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3];[.C233];[.D233];[.E233];[.F233];[.G233];[.H233];[.I23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4];[.C234];[.D234];[.E234];[.F234];[.G234];[.H234];[.I23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5];[.C235];[.D235];[.E235];[.F235];[.G235];[.H235];[.I23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6];[.C236];[.D236];[.E236];[.F236];[.G236];[.H236];[.I23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7];[.C237];[.D237];[.E237];[.F237];[.G237];[.H237];[.I23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8];[.C238];[.D238];[.E238];[.F238];[.G238];[.H238];[.I23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39];[.C239];[.D239];[.E239];[.F239];[.G239];[.H239];[.I23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0];[.C240];[.D240];[.E240];[.F240];[.G240];[.H240];[.I24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1];[.C241];[.D241];[.E241];[.F241];[.G241];[.H241];[.I24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2];[.C242];[.D242];[.E242];[.F242];[.G242];[.H242];[.I24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3];[.C243];[.D243];[.E243];[.F243];[.G243];[.H243];[.I24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4];[.C244];[.D244];[.E244];[.F244];[.G244];[.H244];[.I24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5];[.C245];[.D245];[.E245];[.F245];[.G245];[.H245];[.I24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6];[.C246];[.D246];[.E246];[.F246];[.G246];[.H246];[.I24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7];[.C247];[.D247];[.E247];[.F247];[.G247];[.H247];[.I24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8];[.C248];[.D248];[.E248];[.F248];[.G248];[.H248];[.I24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49];[.C249];[.D249];[.E249];[.F249];[.G249];[.H249];[.I24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0];[.C250];[.D250];[.E250];[.F250];[.G250];[.H250];[.I25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1];[.C251];[.D251];[.E251];[.F251];[.G251];[.H251];[.I25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2];[.C252];[.D252];[.E252];[.F252];[.G252];[.H252];[.I25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3];[.C253];[.D253];[.E253];[.F253];[.G253];[.H253];[.I253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4];[.C254];[.D254];[.E254];[.F254];[.G254];[.H254];[.I254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5];[.C255];[.D255];[.E255];[.F255];[.G255];[.H255];[.I255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6];[.C256];[.D256];[.E256];[.F256];[.G256];[.H256];[.I256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7];[.C257];[.D257];[.E257];[.F257];[.G257];[.H257];[.I257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8];[.C258];[.D258];[.E258];[.F258];[.G258];[.H258];[.I258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59];[.C259];[.D259];[.E259];[.F259];[.G259];[.H259];[.I259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0];[.C260];[.D260];[.E260];[.F260];[.G260];[.H260];[.I260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1];[.C261];[.D261];[.E261];[.F261];[.G261];[.H261];[.I261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2];[.C262];[.D262];[.E262];[.F262];[.G262];[.H262];[.I262];&quot;,&quot;)" office:value-type="string" office:string-value="0b10101100," calcext:value-type="string">
            <text:p>0b10101100,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NCATENATE(&quot;0b&quot;;[.B263];[.C263];[.D263];[.E263];[.F263];[.G263];[.H263];[.I263];&quot;,&quot;)" office:value-type="string" office:string-value="0b10101100," calcext:value-type="string">
            <text:p>0b10101100,</text:p>
          </table:table-cell>
        </table:table-row>
      </table:table>
      <table:table table:name="decay_mode_table" table:style-name="ta1">
        <office:forms form:automatic-focus="false" form:apply-design-mode="false"/>
        <table:table-column table:style-name="co7" table:number-columns-repeated="2" table:default-cell-style-name="ce6"/>
        <table:table-column table:style-name="co7" table:number-columns-repeated="3" table:default-cell-style-name="ce5"/>
        <table:table-column table:style-name="co15" table:default-cell-style-name="ce5"/>
        <table:table-column table:style-name="co7" table:default-cell-style-name="ce11"/>
        <table:table-column table:style-name="co7" table:default-cell-style-name="Default"/>
        <table:table-column table:style-name="co7" table:default-cell-style-name="ce11"/>
        <table:table-column table:style-name="co7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row table:style-name="ro1" table:number-rows-repeated="7">
          <table:table-cell table:style-name="Default" table:number-columns-repeated="7"/>
          <table:table-cell/>
          <table:table-cell table:style-name="Default" table:number-columns-repeated="10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2"/>
          <table:table-cell table:style-name="Default" office:value-type="string" calcext:value-type="string">
            <text:p>Fast Decay enabled by activating reverse transistors/FETs</text:p>
          </table:table-cell>
          <table:table-cell table:style-name="ce18" office:value-type="string" calcext:value-type="string">
            <text:p>Slow, Decay enabled by low side transistors/FETS</text:p>
          </table:table-cell>
          <table:table-cell table:style-name="Default" table:number-columns-repeated="2"/>
          <table:table-cell table:style-name="Default" office:value-type="string" calcext:value-type="string">
            <text:p><text:s/>Dead Time PAttern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H1 AL1</text:p>
          </table:table-cell>
          <table:table-cell table:style-name="Default" office:value-type="string" calcext:value-type="string">
            <text:p>BH1 BL1</text:p>
          </table:table-cell>
          <table:table-cell table:style-name="Default" office:value-type="string" calcext:value-type="string">
            <text:p>AH2 AL2</text:p>
          </table:table-cell>
          <table:table-cell table:style-name="Default" office:value-type="string" calcext:value-type="string">
            <text:p>BH2 BL2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Fast Decay</text:p>
          </table:table-cell>
          <table:table-cell office:value-type="string" calcext:value-type="string">
            <text:p>Slow, Decay</text:p>
          </table:table-cell>
          <table:table-cell table:style-name="Default"/>
          <table:table-cell table:style-name="ce1" office:value-type="string" calcext:value-type="string">
            <text:p>Select channel B to disable PWM</text:p>
          </table:table-cell>
          <table:table-cell table:style-name="ce19" office:value-type="string" calcext:value-type="string">
            <text:p>Dsiable all gates rest dont care</text:p>
          </table:table-cell>
          <table:table-cell table:style-name="ce1" office:value-type="string" calcext:value-type="string">
            <text:p>Fast decay Table</text:p>
          </table:table-cell>
          <table:table-cell table:style-name="ce1" office:value-type="string" calcext:value-type="string">
            <text:p>Slow, Decay Table</text:p>
          </table:table-cell>
          <table:table-cell table:style-name="ce1" office:value-type="string" calcext:value-type="string">
            <text:p>Dead time table</text:p>
          </table:table-cell>
        </table:table-row>
        <table:table-row table:style-name="ro2">
          <table:table-cell table:style-name="Default"/>
          <table:table-cell table:style-name="ce5" office:value-type="string" calcext:value-type="string">
            <text:p>Direction</text:p>
          </table:table-cell>
          <table:table-cell table:style-name="ce10" office:value-type="string" calcext:value-type="string">
            <text:p>CNT1</text:p>
          </table:table-cell>
          <table:table-cell table:style-name="ce14" office:value-type="string" calcext:value-type="string">
            <text:p>NotCNT1</text:p>
          </table:table-cell>
          <table:table-cell table:style-name="ce14" office:value-type="string" calcext:value-type="string">
            <text:p>CNT2</text:p>
          </table:table-cell>
          <table:table-cell table:style-name="ce14" office:value-type="string" calcext:value-type="string">
            <text:p>Not CNT2</text:p>
          </table:table-cell>
          <table:table-cell table:style-name="ce6" office:value-type="string" calcext:value-type="string">
            <text:p>CCP1</text:p>
          </table:table-cell>
          <table:table-cell table:style-name="ce6" office:value-type="string" calcext:value-type="string">
            <text:p>CCP2</text:p>
          </table:table-cell>
          <table:table-cell table:style-name="Default" office:value-type="string" calcext:value-type="string">
            <text:p>CCP1 decay</text:p>
          </table:table-cell>
          <table:table-cell table:style-name="Default" office:value-type="string" calcext:value-type="string">
            <text:p>CCP2 Decay</text:p>
          </table:table-cell>
          <table:table-cell table:number-columns-repeated="2" table:style-name="ce10" office:value-type="string" calcext:value-type="string">
            <text:p>CNT1 NotCNT1 CNT2 Not CNT2</text:p>
          </table:table-cell>
          <table:table-cell table:style-name="ce14" office:value-type="string" calcext:value-type="string">
            <text:p>Enable_A_B Enable_C_D</text:p>
          </table:table-cell>
          <table:table-cell table:style-name="ce14" office:value-type="string" calcext:value-type="string">
            <text:p>Select Strobe</text:p>
          </table:table-cell>
          <table:table-cell table:style-name="ce14" office:value-type="string" calcext:value-type="string">
            <text:p>Enable_A_B Enable_C_D</text:p>
          </table:table-cell>
          <table:table-cell table:style-name="Default" table:number-columns-repeated="2"/>
          <table:table-cell table:style-name="Default" office:value-type="string" calcext:value-type="string">
            <text:p>xxxx00xx</text:p>
          </table:table-cell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toggle the bits of particular phase i.e. if CNT=1 then NotCNT1=1 AL</text:p>
          </table:table-cell>
          <table:table-cell office:value-type="string" calcext:value-type="string">
            <text:p>enable low sid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NCATENATE(0;0)" office:value-type="string" office:string-value="00" calcext:value-type="string">
            <text:p>0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Toggle CNT1 and NotCNT1 or CNT2 and NotCNT2</text:p>
          </table:table-cell>
          <table:table-cell office:value-type="string" calcext:value-type="string">
            <text:p>enable low side gates i.e. CNT1 and NotCNT1 0 or, <text:s/>CNT2 and NotCNT2 0 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1 0</text:p>
          </table:table-cell>
          <table:table-cell office:value-type="string" calcext:value-type="string">
            <text:p>0 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ixed,</text:p>
          </table:table-cell>
          <table:table-cell office:value-type="string" calcext:value-type="string">
            <text:p>Slow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Rever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low,</text:p>
          </table:table-cell>
          <table:table-cell office:value-type="string" calcext:value-type="string">
            <text:p>Mixed,</text:p>
          </table:table-cell>
          <table:table-cell table:number-columns-repeated="8"/>
        </table:table-row>
      </table:table>
      <table:table table:name="Sheet4" table:style-name="ta1">
        <office:forms form:automatic-focus="false" form:apply-design-mode="false"/>
        <table:table-column table:style-name="co7" table:number-columns-repeated="130" table:default-cell-style-name="Default"/>
        <table:table-row table:style-name="ro1" table:number-rows-repeated="6">
          <table:table-cell table:number-columns-repeated="130"/>
        </table:table-row>
        <table:table-row table:style-name="ro1">
          <table:table-cell office:value-type="string" calcext:value-type="string">
            <text:p>Step_table_normal_forward</text:p>
          </table:table-cell>
          <table:table-cell/>
          <table:table-cell table:number-columns-repeated="33" table:style-name="ce5" office:value-type="string" calcext:value-type="string">
            <text:p>0b10101100,</text:p>
          </table:table-cell>
          <table:table-cell table:number-columns-repeated="32" table:style-name="ce5" office:value-type="string" calcext:value-type="string">
            <text:p>0b01101100,</text:p>
          </table:table-cell>
          <table:table-cell table:number-columns-repeated="32" table:style-name="ce5" office:value-type="string" calcext:value-type="string">
            <text:p>0b01011100,</text:p>
          </table:table-cell>
          <table:table-cell table:number-columns-repeated="31" table:style-name="ce5" office:value-type="string" calcext:value-type="string">
            <text:p>0b10011100,</text:p>
          </table:table-cell>
        </table:table-row>
        <table:table-row table:style-name="ro1">
          <table:table-cell office:value-type="string" calcext:value-type="string">
            <text:p>Step_table_normal_reverse</text:p>
          </table:table-cell>
          <table:table-cell/>
          <table:table-cell table:number-columns-repeated="33" table:style-name="ce5" office:value-type="string" calcext:value-type="string">
            <text:p>0b10011100,</text:p>
          </table:table-cell>
          <table:table-cell table:number-columns-repeated="32" table:style-name="ce5" office:value-type="string" calcext:value-type="string">
            <text:p>0b01011100,</text:p>
          </table:table-cell>
          <table:table-cell table:number-columns-repeated="32" table:style-name="ce5" office:value-type="string" calcext:value-type="string">
            <text:p>0b01101100,</text:p>
          </table:table-cell>
          <table:table-cell table:number-columns-repeated="31" table:style-name="ce5" office:value-type="string" calcext:value-type="string">
            <text:p>0b10101100,</text:p>
          </table:table-cell>
        </table:table-row>
        <table:table-row table:style-name="ro1">
          <table:table-cell table:number-columns-repeated="2"/>
          <table:table-cell table:style-name="ce1" table:number-columns-repeated="128"/>
        </table:table-row>
        <table:table-row table:style-name="ro2">
          <table:table-cell table:style-name="ce20"/>
          <table:table-cell/>
          <table:table-cell table:style-name="ce5" table:number-columns-repeated="128"/>
        </table:table-row>
        <table:table-row table:style-name="ro2">
          <table:table-cell table:style-name="ce21" office:value-type="string" calcext:value-type="string">
            <text:p>decay_table_Sin_PhaseA_forward</text:p>
          </table:table-cell>
          <table:table-cell table:number-columns-repeated="129"/>
        </table:table-row>
        <table:table-row table:style-name="ro1">
          <table:table-cell table:number-columns-repeated="2"/>
          <table:table-cell table:number-columns-repeated="33" table:style-name="ce5" office:value-type="string" calcext:value-type="string">
            <text:p>Mixed,</text:p>
          </table:table-cell>
          <table:table-cell table:number-columns-repeated="32" table:style-name="ce5" office:value-type="string" calcext:value-type="string">
            <text:p>Slow,</text:p>
          </table:table-cell>
          <table:table-cell table:number-columns-repeated="32" table:style-name="ce5" office:value-type="string" calcext:value-type="string">
            <text:p>Mixed,</text:p>
          </table:table-cell>
          <table:table-cell table:number-columns-repeated="31" table:style-name="ce5" office:value-type="string" calcext:value-type="string">
            <text:p>Slow,</text:p>
          </table:table-cell>
        </table:table-row>
        <table:table-row table:style-name="ro3">
          <table:table-cell table:style-name="ce22" office:value-type="string" calcext:value-type="string">
            <text:p><text:span text:style-name="T1"> </text:span><text:span text:style-name="T2">decay_modes</text:span><text:span text:style-name="T3"> decay_table_Sin_PhaseA_reverse[128]</text:span></text:p>
          </table:table-cell>
          <table:table-cell table:number-columns-repeated="129"/>
        </table:table-row>
        <table:table-row table:style-name="ro1">
          <table:table-cell table:number-columns-repeated="2"/>
          <table:table-cell table:number-columns-repeated="32" table:style-name="ce1" office:value-type="string" calcext:value-type="string">
            <text:p>Mixed,</text:p>
          </table:table-cell>
          <table:table-cell table:number-columns-repeated="32" table:style-name="ce1" office:value-type="string" calcext:value-type="string">
            <text:p>Slow,</text:p>
          </table:table-cell>
          <table:table-cell table:number-columns-repeated="32" table:style-name="ce1" office:value-type="string" calcext:value-type="string">
            <text:p>Mixed,</text:p>
          </table:table-cell>
          <table:table-cell table:number-columns-repeated="32" table:style-name="ce1" office:value-type="string" calcext:value-type="string">
            <text:p>Slow,</text:p>
          </table:table-cell>
        </table:table-row>
        <table:table-row table:style-name="ro2">
          <table:table-cell table:style-name="ce22"/>
          <table:table-cell table:number-columns-repeated="129"/>
        </table:table-row>
        <table:table-row table:style-name="ro1">
          <table:table-cell table:number-columns-repeated="2"/>
          <table:table-cell table:number-columns-repeated="33" table:style-name="ce5" office:value-type="string" calcext:value-type="string">
            <text:p>Slow,</text:p>
          </table:table-cell>
          <table:table-cell table:number-columns-repeated="31" table:style-name="ce5" office:value-type="string" calcext:value-type="string">
            <text:p>Mixed,</text:p>
          </table:table-cell>
          <table:table-cell table:number-columns-repeated="33" table:style-name="ce5" office:value-type="string" calcext:value-type="string">
            <text:p>Slow,</text:p>
          </table:table-cell>
          <table:table-cell table:number-columns-repeated="31" table:style-name="ce5" office:value-type="string" calcext:value-type="string">
            <text:p>Mixed,</text:p>
          </table:table-cell>
        </table:table-row>
        <table:table-row table:style-name="ro3">
          <table:table-cell table:style-name="ce22" office:value-type="string" calcext:value-type="string">
            <text:p><text:span text:style-name="T4">decay_modes</text:span><text:span text:style-name="T3"> decay_table_Sin_PhaseB_reverse</text:span></text:p>
          </table:table-cell>
          <table:table-cell table:number-columns-repeated="129"/>
        </table:table-row>
        <table:table-row table:style-name="ro1">
          <table:table-cell table:number-columns-repeated="2"/>
          <table:table-cell table:number-columns-repeated="32" table:style-name="ce5" office:value-type="string" calcext:value-type="string">
            <text:p>Slow,</text:p>
          </table:table-cell>
          <table:table-cell table:number-columns-repeated="32" table:style-name="ce5" office:value-type="string" calcext:value-type="string">
            <text:p>Mixed,</text:p>
          </table:table-cell>
          <table:table-cell table:number-columns-repeated="32" table:style-name="ce5" office:value-type="string" calcext:value-type="string">
            <text:p>Slow,</text:p>
          </table:table-cell>
          <table:table-cell table:number-columns-repeated="32" table:style-name="ce5" office:value-type="string" calcext:value-type="string">
            <text:p>Mixed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1:34:53.8834527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23T03:27:46.915381555</dc:date>
    <meta:editing-duration>PT6H25M48S</meta:editing-duration>
    <meta:editing-cycles>26</meta:editing-cycles>
    <meta:document-statistic meta:table-count="4" meta:cell-count="6556" meta:object-count="0"/>
  </office:meta>
</office:document-meta>
</file>